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47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 Mono" fo:font-size="9pt" fo:language="none" fo:country="none" style:font-name-asian="DejaVu Sans" style:font-size-asian="9pt" style:language-asian="none" style:country-asian="none" style:font-name-complex="Bitstream Vera Sans Mono" style:font-size-complex="9pt" style:language-complex="none" style:country-complex="non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Bitstream Vera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P Rate with varied Cost" table:style-name="ta1">
        <table:shapes>
          <draw:frame draw:z-index="0" draw:style-name="gr1" draw:text-style-name="P1" svg:width="453.46pt" svg:height="255.26pt" svg:x="41.36pt" svg:y="365.9pt">
            <loext:p draw:notify-on-update-of-ranges="'FP Rate with varied Cost'.A3:'FP Rate with varied Cost'.A14 'FP Rate with varied Cost'.B2:'FP Rate with varied Cost'.B2 'FP Rate with varied Cost'.B3:'FP Rate with varied Cost'.B14 'FP Rate with varied Cost'.C2:'FP Rate with varied Cost'.C2 'FP Rate with varied Cost'.C3:'FP Rate with varied Cost'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512.02pt" svg:y="358.44pt">
            <loext:p draw:notify-on-update-of-ranges="'FP Rate with varied Cost'.A3:'FP Rate with varied Cost'.A14 'FP Rate with varied Cost'.D2:'FP Rate with varied Cost'.D2 'FP Rate with varied Cost'.D3:'FP Rate with varied Cost'.D14 'FP Rate with varied Cost'.E2:'FP Rate with varied Cost'.E2 'FP Rate with varied Cost'.E3:'FP Rate with varied Cost'.E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5.75pt" svg:y="659.37pt">
            <loext:p draw:notify-on-update-of-ranges="'FP Rate with varied Cost'.A3:'FP Rate with varied Cost'.A14 'FP Rate with varied Cost'.G2:'FP Rate with varied Cost'.G2 'FP Rate with varied Cost'.G3:'FP Rate with varied Cost'.G14 'FP Rate with varied Cost'.H2:'FP Rate with varied Cost'.H2 'FP Rate with varied Cost'.H3:'FP Rate with varied Cost'.H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522.17pt" svg:y="663.34pt">
            <loext:p draw:notify-on-update-of-ranges="'FP Rate with varied Cost'.A3:'FP Rate with varied Cost'.A14 'FP Rate with varied Cost'.I2:'FP Rate with varied Cost'.I2 'FP Rate with varied Cost'.I3:'FP Rate with varied Cost'.I14 'FP Rate with varied Cost'.J2:'FP Rate with varied Cost'.J2 'FP Rate with varied Cost'.J3:'FP Rate with varied Cost'.J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9pt" svg:height="255.23pt" svg:x="46.03pt" svg:y="957.71pt">
            <loext:p draw:notify-on-update-of-ranges="'FP Rate with varied Cost'.A3:'FP Rate with varied Cost'.A14 'FP Rate with varied Cost'.L2:'FP Rate with varied Cost'.L2 'FP Rate with varied Cost'.L3:'FP Rate with varied Cost'.L14 'FP Rate with varied Cost'.M2:'FP Rate with varied Cost'.M2 'FP Rate with varied Cost'.M3:'FP Rate with varied Cost'.M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3pt" svg:x="520.58pt" svg:y="948.67pt">
            <loext:p draw:notify-on-update-of-ranges="'FP Rate with varied Cost'.A3:'FP Rate with varied Cost'.A14 'FP Rate with varied Cost'.N2:'FP Rate with varied Cost'.N2 'FP Rate with varied Cost'.N3:'FP Rate with varied Cost'.N14 'FP Rate with varied Cost'.O2:'FP Rate with varied Cost'.O2 'FP Rate with varied Cost'.O3:'FP Rate with varied Cost'.O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6pt" svg:x="49.18pt" svg:y="1229.5pt">
            <loext:p draw:notify-on-update-of-ranges="'FP Rate with varied Cost'.A3:'FP Rate with varied Cost'.A14 'FP Rate with varied Cost'.Q2:'FP Rate with varied Cost'.Q2 'FP Rate with varied Cost'.Q3:'FP Rate with varied Cost'.Q14 'FP Rate with varied Cost'.R2:'FP Rate with varied Cost'.R2 'FP Rate with varied Cost'.R3:'FP Rate with varied Cost'.R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529.65pt" svg:y="1230.8pt">
            <loext:p draw:notify-on-update-of-ranges="'FP Rate with varied Cost'.A3:'FP Rate with varied Cost'.A14 'FP Rate with varied Cost'.S2:'FP Rate with varied Cost'.S2 'FP Rate with varied Cost'.S3:'FP Rate with varied Cost'.S14 'FP Rate with varied Cost'.T2:'FP Rate with varied Cost'.T2 'FP Rate with varied Cost'.T3:'FP Rate with varied Cost'.T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46pt" svg:height="255.23pt" svg:x="66.33pt" svg:y="1532.95pt">
            <loext:p draw:notify-on-update-of-ranges="'FP Rate with varied Cost'.A17:'FP Rate with varied Cost'.A28 'FP Rate with varied Cost'.B16:'FP Rate with varied Cost'.B16 'FP Rate with varied Cost'.B17:'FP Rate with varied Cost'.B28 'FP Rate with varied Cost'.C16:'FP Rate with varied Cost'.C16 'FP Rate with varied Cost'.C17:'FP Rate with varied Cost'.C2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46pt" svg:height="255.23pt" svg:x="576.03pt" svg:y="1535.92pt">
            <loext:p draw:notify-on-update-of-ranges="'FP Rate with varied Cost'.A17:'FP Rate with varied Cost'.A28 'FP Rate with varied Cost'.D16:'FP Rate with varied Cost'.D16 'FP Rate with varied Cost'.D17:'FP Rate with varied Cost'.D28 'FP Rate with varied Cost'.E16:'FP Rate with varied Cost'.E16 'FP Rate with varied Cost'.E17:'FP Rate with varied Cost'.E2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49pt" svg:height="255.23pt" svg:x="69.45pt" svg:y="1812.27pt">
            <loext:p draw:notify-on-update-of-ranges="'FP Rate with varied Cost'.A17:'FP Rate with varied Cost'.A28 'FP Rate with varied Cost'.G16:'FP Rate with varied Cost'.G16 'FP Rate with varied Cost'.G17:'FP Rate with varied Cost'.G28 'FP Rate with varied Cost'.H16:'FP Rate with varied Cost'.H16 'FP Rate with varied Cost'.H17:'FP Rate with varied Cost'.H2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3.49pt" svg:height="255.23pt" svg:x="576pt" svg:y="1817.52pt">
            <loext:p draw:notify-on-update-of-ranges="'FP Rate with varied Cost'.A17:'FP Rate with varied Cost'.A28 'FP Rate with varied Cost'.I16:'FP Rate with varied Cost'.I16 'FP Rate with varied Cost'.I17:'FP Rate with varied Cost'.I28 'FP Rate with varied Cost'.J16:'FP Rate with varied Cost'.J16 'FP Rate with varied Cost'.J17:'FP Rate with varied Cost'.J2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453.46pt" svg:height="255.23pt" svg:x="67.89pt" svg:y="2096.14pt">
            <loext:p draw:notify-on-update-of-ranges="'FP Rate with varied Cost'.A17:'FP Rate with varied Cost'.A28 'FP Rate with varied Cost'.L16:'FP Rate with varied Cost'.L16 'FP Rate with varied Cost'.L17:'FP Rate with varied Cost'.L28 'FP Rate with varied Cost'.M16:'FP Rate with varied Cost'.M16 'FP Rate with varied Cost'.M17:'FP Rate with varied Cost'.M28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453.46pt" svg:height="255.23pt" svg:x="576.03pt" svg:y="2099.11pt">
            <loext:p draw:notify-on-update-of-ranges="'FP Rate with varied Cost'.A17:'FP Rate with varied Cost'.A28 'FP Rate with varied Cost'.N16:'FP Rate with varied Cost'.N16 'FP Rate with varied Cost'.N17:'FP Rate with varied Cost'.N28 'FP Rate with varied Cost'.O16:'FP Rate with varied Cost'.O16 'FP Rate with varied Cost'.O17:'FP Rate with varied Cost'.O2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453.46pt" svg:height="255.26pt" svg:x="63.21pt" svg:y="2373.17pt">
            <loext:p draw:notify-on-update-of-ranges="'FP Rate with varied Cost'.A17:'FP Rate with varied Cost'.A28 'FP Rate with varied Cost'.Q16:'FP Rate with varied Cost'.Q16 'FP Rate with varied Cost'.Q17:'FP Rate with varied Cost'.Q28 'FP Rate with varied Cost'.R16:'FP Rate with varied Cost'.R16 'FP Rate with varied Cost'.R17:'FP Rate with varied Cost'.R2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453.46pt" svg:height="255.26pt" svg:x="576.03pt" svg:y="2367.95pt">
            <loext:p draw:notify-on-update-of-ranges="'FP Rate with varied Cost'.A17:'FP Rate with varied Cost'.A28 'FP Rate with varied Cost'.S16:'FP Rate with varied Cost'.S16 'FP Rate with varied Cost'.S17:'FP Rate with varied Cost'.S28 'FP Rate with varied Cost'.T16:'FP Rate with varied Cost'.T16 'FP Rate with varied Cost'.T17:'FP Rate with varied Cost'.T2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453.46pt" svg:height="255.23pt" svg:x="64.77pt" svg:y="2654.76pt">
            <loext:p draw:notify-on-update-of-ranges="'FP Rate with varied Cost'.A3:'FP Rate with varied Cost'.A14 'FP Rate with varied Cost'.V2:'FP Rate with varied Cost'.V2 'FP Rate with varied Cost'.V3:'FP Rate with varied Cost'.V14 'FP Rate with varied Cost'.W2:'FP Rate with varied Cost'.W2 'FP Rate with varied Cost'.W3:'FP Rate with varied Cost'.W1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453.46pt" svg:height="255.23pt" svg:x="576.03pt" svg:y="2649.51pt">
            <loext:p draw:notify-on-update-of-ranges="'FP Rate with varied Cost'.A3:'FP Rate with varied Cost'.A14 'FP Rate with varied Cost'.X2:'FP Rate with varied Cost'.X2 'FP Rate with varied Cost'.X3:'FP Rate with varied Cost'.X14 'FP Rate with varied Cost'.Y2:'FP Rate with varied Cost'.Y2 'FP Rate with varied Cost'.Y3:'FP Rate with varied Cost'.Y14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/>
          <table:table-cell table:style-name="ce1" office:value-type="string" calcext:value-type="string">
            <text:p>CostSensitive_Bagging_J48.</text:p>
          </table:table-cell>
          <table:table-cell table:number-columns-repeated="4"/>
          <table:table-cell table:style-name="ce2" office:value-type="string" calcext:value-type="string">
            <text:p>CostSensitive_Bagging_DecisionStump</text:p>
          </table:table-cell>
          <table:table-cell table:number-columns-repeated="4"/>
          <table:table-cell table:style-name="ce2" office:value-type="string" calcext:value-type="string">
            <text:p>CostSensitive_AdaBoost_J48</text:p>
          </table:table-cell>
          <table:table-cell table:number-columns-repeated="4"/>
          <table:table-cell table:style-name="ce2" office:value-type="string" calcext:value-type="string">
            <text:p>CostSensitive_AdaBoost_DecisionStum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pe-II Cost</text:p>
          </table:table-cell>
          <table:table-cell office:value-type="string" calcext:value-type="string">
            <text:p>Type-I err</text:p>
          </table:table-cell>
          <table:table-cell office:value-type="string" calcext:value-type="string">
            <text:p>Type-II err</text:p>
          </table:table-cell>
          <table:table-cell office:value-type="string" calcext:value-type="string">
            <text:p>Type-I err</text:p>
          </table:table-cell>
          <table:table-cell office:value-type="string" calcext:value-type="string">
            <text:p>Type-II</text:p>
          </table:table-cell>
          <table:table-cell/>
          <table:table-cell office:value-type="string" calcext:value-type="string">
            <text:p>Type-I err</text:p>
          </table:table-cell>
          <table:table-cell office:value-type="string" calcext:value-type="string">
            <text:p>Type-II</text:p>
          </table:table-cell>
          <table:table-cell office:value-type="string" calcext:value-type="string">
            <text:p>Type-I err</text:p>
          </table:table-cell>
          <table:table-cell office:value-type="string" calcext:value-type="string">
            <text:p>Type-II</text:p>
          </table:table-cell>
          <table:table-cell/>
          <table:table-cell office:value-type="string" calcext:value-type="string">
            <text:p>Type-I err</text:p>
          </table:table-cell>
          <table:table-cell office:value-type="string" calcext:value-type="string">
            <text:p>Type-II err</text:p>
          </table:table-cell>
          <table:table-cell office:value-type="string" calcext:value-type="string">
            <text:p>Type-I err</text:p>
          </table:table-cell>
          <table:table-cell office:value-type="string" calcext:value-type="string">
            <text:p>Type-II</text:p>
          </table:table-cell>
          <table:table-cell/>
          <table:table-cell office:value-type="string" calcext:value-type="string">
            <text:p>Type-I err</text:p>
          </table:table-cell>
          <table:table-cell office:value-type="string" calcext:value-type="string">
            <text:p>Type-II</text:p>
          </table:table-cell>
          <table:table-cell office:value-type="string" calcext:value-type="string">
            <text:p>Type-I err</text:p>
          </table:table-cell>
          <table:table-cell office:value-type="string" calcext:value-type="string">
            <text:p>Type-II</text:p>
          </table:table-cell>
          <table:table-cell/>
          <table:table-cell office:value-type="string" calcext:value-type="string">
            <text:p>Type-I FP rate</text:p>
          </table:table-cell>
          <table:table-cell office:value-type="string" calcext:value-type="string">
            <text:p>Type-II FP rate</text:p>
          </table:table-cell>
          <table:table-cell office:value-type="string" calcext:value-type="string">
            <text:p>Type-I FP rate</text:p>
          </table:table-cell>
          <table:table-cell office:value-type="string" calcext:value-type="string">
            <text:p>Type-II FP rate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0.055" calcext:value-type="float">
            <text:p>0.055</text:p>
          </table:table-cell>
          <table:table-cell office:value-type="float" office:value="0.226" calcext:value-type="float">
            <text:p>0.226</text:p>
          </table:table-cell>
          <table:table-cell office:value-type="float" office:value="0.036" calcext:value-type="float">
            <text:p>0.036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float" office:value="0.273" calcext:value-type="float">
            <text:p>0.27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93" calcext:value-type="float">
            <text:p>0.393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109" calcext:value-type="float">
            <text:p>0.109</text:p>
          </table:table-cell>
          <table:table-cell office:value-type="float" office:value="0.211" calcext:value-type="float">
            <text:p>0.211</text:p>
          </table:table-cell>
          <table:table-cell office:value-type="float" office:value="0.071" calcext:value-type="float">
            <text:p>0.071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float" office:value="0.109" calcext:value-type="float">
            <text:p>0.109</text:p>
          </table:table-cell>
          <table:table-cell office:value-type="float" office:value="0.203" calcext:value-type="float">
            <text:p>0.203</text:p>
          </table:table-cell>
          <table:table-cell office:value-type="float" office:value="0.036" calcext:value-type="float">
            <text:p>0.036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9" calcext:value-type="float">
            <text:p>0.179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0.091" calcext:value-type="float">
            <text:p>0.091</text:p>
          </table:table-cell>
          <table:table-cell office:value-type="float" office:value="0.211" calcext:value-type="float">
            <text:p>0.211</text:p>
          </table:table-cell>
          <table:table-cell office:value-type="float" office:value="0.071" calcext:value-type="float">
            <text:p>0.071</text:p>
          </table:table-cell>
          <table:table-cell office:value-type="float" office:value="0.212" calcext:value-type="float">
            <text:p>0.212</text:p>
          </table:table-cell>
          <table:table-cell/>
          <table:table-cell office:value-type="float" office:value="0.182" calcext:value-type="float">
            <text:p>0.182</text:p>
          </table:table-cell>
          <table:table-cell office:value-type="float" office:value="0.12" calcext:value-type="float">
            <text:p>0.12</text:p>
          </table:table-cell>
          <table:table-cell office:value-type="float" office:value="0.429" calcext:value-type="float">
            <text:p>0.429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164" calcext:value-type="float">
            <text:p>0.164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2" calcext:value-type="float">
            <text:p>0.212</text:p>
          </table:table-cell>
          <table:table-cell/>
          <table:table-cell office:value-type="float" office:value="0.109" calcext:value-type="float">
            <text:p>0.109</text:p>
          </table:table-cell>
          <table:table-cell office:value-type="float" office:value="0.128" calcext:value-type="float">
            <text:p>0.128</text:p>
          </table:table-cell>
          <table:table-cell office:value-type="float" office:value="0.286" calcext:value-type="float">
            <text:p>0.286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14" calcext:value-type="float">
            <text:p>0.214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0.145" calcext:value-type="float">
            <text:p>0.14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0.291" calcext:value-type="float">
            <text:p>0.2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218" calcext:value-type="float">
            <text:p>0.218</text:p>
          </table:table-cell>
          <table:table-cell office:value-type="float" office:value="0.158" calcext:value-type="float">
            <text:p>0.15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2" calcext:value-type="float">
            <text:p>0.21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1" calcext:value-type="float">
            <text:p>0.2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321" calcext:value-type="float">
            <text:p>0.321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382" calcext:value-type="float">
            <text:p>0.3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536" calcext:value-type="float">
            <text:p>0.53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05" calcext:value-type="float">
            <text:p>0.1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0.083" calcext:value-type="float">
            <text:p>0.083</text:p>
          </table:table-cell>
          <table:table-cell office:value-type="float" office:value="0.5" calcext:value-type="float">
            <text:p>0.5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0.418" calcext:value-type="float">
            <text:p>0.418</text:p>
          </table:table-cell>
          <table:table-cell office:value-type="float" office:value="0.053" calcext:value-type="float">
            <text:p>0.053</text:p>
          </table:table-cell>
          <table:table-cell office:value-type="float" office:value="0.286" calcext:value-type="float">
            <text:p>0.286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464" calcext:value-type="float">
            <text:p>0.464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0.06" calcext:value-type="float">
            <text:p>0.06</text:p>
          </table:table-cell>
          <table:table-cell office:value-type="float" office:value="0.536" calcext:value-type="float">
            <text:p>0.53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236" calcext:value-type="float">
            <text:p>0.236</text:p>
          </table:table-cell>
          <table:table-cell office:value-type="float" office:value="0.09" calcext:value-type="float">
            <text:p>0.0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418" calcext:value-type="float">
            <text:p>0.418</text:p>
          </table:table-cell>
          <table:table-cell office:value-type="float" office:value="0.083" calcext:value-type="float">
            <text:p>0.083</text:p>
          </table:table-cell>
          <table:table-cell office:value-type="float" office:value="0.464" calcext:value-type="float">
            <text:p>0.46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0.075" calcext:value-type="float">
            <text:p>0.075</text:p>
          </table:table-cell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1" calcext:value-type="float">
            <text:p>0.491</text:p>
          </table:table-cell>
          <table:table-cell office:value-type="float" office:value="0.045" calcext:value-type="float">
            <text:p>0.045</text:p>
          </table:table-cell>
          <table:table-cell office:value-type="float" office:value="0.5" calcext:value-type="float">
            <text:p>0.5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0.023" calcext:value-type="float">
            <text:p>0.023</text:p>
          </table:table-cell>
          <table:table-cell office:value-type="float" office:value="0.571" calcext:value-type="float">
            <text:p>0.57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236" calcext:value-type="float">
            <text:p>0.236</text:p>
          </table:table-cell>
          <table:table-cell office:value-type="float" office:value="0.105" calcext:value-type="float">
            <text:p>0.105</text:p>
          </table:table-cell>
          <table:table-cell office:value-type="float" office:value="0.393" calcext:value-type="float">
            <text:p>0.393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5" calcext:value-type="float">
            <text:p>0.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64" calcext:value-type="float">
            <text:p>0.564</text:p>
          </table:table-cell>
          <table:table-cell office:value-type="float" office:value="0.03" calcext:value-type="float">
            <text:p>0.03</text:p>
          </table:table-cell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5" calcext:value-type="float">
            <text:p>0.545</text:p>
          </table:table-cell>
          <table:table-cell office:value-type="float" office:value="0.038" calcext:value-type="float">
            <text:p>0.038</text:p>
          </table:table-cell>
          <table:table-cell office:value-type="float" office:value="0.536" calcext:value-type="float">
            <text:p>0.536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.727" calcext:value-type="float">
            <text:p>0.727</text:p>
          </table:table-cell>
          <table:table-cell office:value-type="float" office:value="0.008" calcext:value-type="float">
            <text:p>0.008</text:p>
          </table:table-cell>
          <table:table-cell office:value-type="float" office:value="0.571" calcext:value-type="float">
            <text:p>0.57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236" calcext:value-type="float">
            <text:p>0.236</text:p>
          </table:table-cell>
          <table:table-cell office:value-type="float" office:value="0.098" calcext:value-type="float">
            <text:p>0.098</text:p>
          </table:table-cell>
          <table:table-cell office:value-type="float" office:value="0.393" calcext:value-type="float">
            <text:p>0.393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0.038" calcext:value-type="float">
            <text:p>0.038</text:p>
          </table:table-cell>
          <table:table-cell office:value-type="float" office:value="0.5" calcext:value-type="float">
            <text:p>0.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64" calcext:value-type="float">
            <text:p>0.564</text:p>
          </table:table-cell>
          <table:table-cell office:value-type="float" office:value="0.03" calcext:value-type="float">
            <text:p>0.03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8" calcext:value-type="float">
            <text:p>0.618</text:p>
          </table:table-cell>
          <table:table-cell office:value-type="float" office:value="0.023" calcext:value-type="float">
            <text:p>0.023</text:p>
          </table:table-cell>
          <table:table-cell office:value-type="float" office:value="0.571" calcext:value-type="float">
            <text:p>0.57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08" calcext:value-type="float">
            <text:p>0.008</text:p>
          </table:table-cell>
          <table:table-cell office:value-type="float" office:value="0.571" calcext:value-type="float">
            <text:p>0.57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236" calcext:value-type="float">
            <text:p>0.236</text:p>
          </table:table-cell>
          <table:table-cell office:value-type="float" office:value="0.09" calcext:value-type="float">
            <text:p>0.09</text:p>
          </table:table-cell>
          <table:table-cell office:value-type="float" office:value="0.464" calcext:value-type="float">
            <text:p>0.464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0.038" calcext:value-type="float">
            <text:p>0.038</text:p>
          </table:table-cell>
          <table:table-cell office:value-type="float" office:value="0.5" calcext:value-type="float">
            <text:p>0.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64" calcext:value-type="float">
            <text:p>0.564</text:p>
          </table:table-cell>
          <table:table-cell office:value-type="float" office:value="0.03" calcext:value-type="float">
            <text:p>0.03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5" calcext:value-type="float">
            <text:p>0.015</text:p>
          </table:table-cell>
          <table:table-cell office:value-type="float" office:value="0.5" calcext:value-type="float">
            <text:p>0.5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0.008" calcext:value-type="float">
            <text:p>0.00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83" calcext:value-type="float">
            <text:p>0.083</text:p>
          </table:table-cell>
          <table:table-cell office:value-type="float" office:value="0.5" calcext:value-type="float">
            <text:p>0.5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0.015" calcext:value-type="float">
            <text:p>0.015</text:p>
          </table:table-cell>
          <table:table-cell office:value-type="float" office:value="0.643" calcext:value-type="float">
            <text:p>0.64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64" calcext:value-type="float">
            <text:p>0.564</text:p>
          </table:table-cell>
          <table:table-cell office:value-type="float" office:value="0.03" calcext:value-type="float">
            <text:p>0.03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09" calcext:value-type="float">
            <text:p>0.709</text:p>
          </table:table-cell>
          <table:table-cell office:value-type="float" office:value="0.023" calcext:value-type="float">
            <text:p>0.023</text:p>
          </table:table-cell>
          <table:table-cell office:value-type="float" office:value="0.714" calcext:value-type="float">
            <text:p>0.71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18" calcext:value-type="float">
            <text:p>0.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9" calcext:value-type="float">
            <text:p>0.0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0.015" calcext:value-type="float">
            <text:p>0.015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0.03" calcext:value-type="float">
            <text:p>0.03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1" calcext:value-type="float">
            <text:p>0.691</text:p>
          </table:table-cell>
          <table:table-cell office:value-type="float" office:value="0.038" calcext:value-type="float">
            <text:p>0.038</text:p>
          </table:table-cell>
          <table:table-cell office:value-type="float" office:value="0.679" calcext:value-type="float">
            <text:p>0.679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0.836" calcext:value-type="float">
            <text:p>0.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18" calcext:value-type="float">
            <text:p>0.218</text:p>
          </table:table-cell>
          <table:table-cell office:value-type="float" office:value="0.083" calcext:value-type="float">
            <text:p>0.083</text:p>
          </table:table-cell>
          <table:table-cell office:value-type="float" office:value="0.357" calcext:value-type="float">
            <text:p>0.357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491" calcext:value-type="float">
            <text:p>0.491</text:p>
          </table:table-cell>
          <table:table-cell office:value-type="float" office:value="0.015" calcext:value-type="float">
            <text:p>0.015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0.03" calcext:value-type="float">
            <text:p>0.03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9" calcext:value-type="float">
            <text:p>0.709</text:p>
          </table:table-cell>
          <table:table-cell office:value-type="float" office:value="0.023" calcext:value-type="float">
            <text:p>0.023</text:p>
          </table:table-cell>
          <table:table-cell office:value-type="float" office:value="0.75" calcext:value-type="float">
            <text:p>0.75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836" calcext:value-type="float">
            <text:p>0.836</text:p>
          </table:table-cell>
          <table:table-cell office:value-type="float" office:value="0" calcext:value-type="float">
            <text:p>0</text:p>
          </table:table-cell>
          <table:table-cell office:value-type="float" office:value="0.821" calcext:value-type="float">
            <text:p>0.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18" calcext:value-type="float">
            <text:p>0.218</text:p>
          </table:table-cell>
          <table:table-cell office:value-type="float" office:value="0.09" calcext:value-type="float">
            <text:p>0.09</text:p>
          </table:table-cell>
          <table:table-cell office:value-type="float" office:value="0.286" calcext:value-type="float">
            <text:p>0.286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509" calcext:value-type="float">
            <text:p>0.5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691" calcext:value-type="float">
            <text:p>0.691</text:p>
          </table:table-cell>
          <table:table-cell office:value-type="float" office:value="0.03" calcext:value-type="float">
            <text:p>0.03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 iter</text:p>
          </table:table-cell>
          <table:table-cell table:number-columns-repeated="2" office:value-type="string" calcext:value-type="string">
            <text:p>fit</text:p>
          </table:table-cell>
          <table:table-cell table:number-columns-repeated="2"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fit</text:p>
          </table:table-cell>
          <table:table-cell table:number-columns-repeated="2"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fit</text:p>
          </table:table-cell>
          <table:table-cell table:number-columns-repeated="2"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fit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-II Cost</text:p>
          </table:table-cell>
          <table:table-cell office:value-type="string" calcext:value-type="string">
            <text:p>Type-I err</text:p>
          </table:table-cell>
          <table:table-cell office:value-type="string" calcext:value-type="string">
            <text:p>Type-II err</text:p>
          </table:table-cell>
          <table:table-cell office:value-type="string" calcext:value-type="string">
            <text:p>Type-I err</text:p>
          </table:table-cell>
          <table:table-cell office:value-type="string" calcext:value-type="string">
            <text:p>Type-II</text:p>
          </table:table-cell>
          <table:table-cell/>
          <table:table-cell office:value-type="string" calcext:value-type="string">
            <text:p>Type-I err</text:p>
          </table:table-cell>
          <table:table-cell office:value-type="string" calcext:value-type="string">
            <text:p>Type-II</text:p>
          </table:table-cell>
          <table:table-cell office:value-type="string" calcext:value-type="string">
            <text:p>Type-I err</text:p>
          </table:table-cell>
          <table:table-cell office:value-type="string" calcext:value-type="string">
            <text:p>Type-II</text:p>
          </table:table-cell>
          <table:table-cell/>
          <table:table-cell office:value-type="string" calcext:value-type="string">
            <text:p>Type-I err</text:p>
          </table:table-cell>
          <table:table-cell office:value-type="string" calcext:value-type="string">
            <text:p>Type-II err</text:p>
          </table:table-cell>
          <table:table-cell office:value-type="string" calcext:value-type="string">
            <text:p>Type-I err</text:p>
          </table:table-cell>
          <table:table-cell office:value-type="string" calcext:value-type="string">
            <text:p>Type-II</text:p>
          </table:table-cell>
          <table:table-cell/>
          <table:table-cell office:value-type="string" calcext:value-type="string">
            <text:p>Type-I err</text:p>
          </table:table-cell>
          <table:table-cell office:value-type="string" calcext:value-type="string">
            <text:p>Type-II</text:p>
          </table:table-cell>
          <table:table-cell office:value-type="string" calcext:value-type="string">
            <text:p>Type-I err</text:p>
          </table:table-cell>
          <table:table-cell office:value-type="string" calcext:value-type="string">
            <text:p>Type-II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8" calcext:value-type="float">
            <text:p>0.18</text:p>
          </table:table-cell>
          <table:table-cell office:value-type="float" office:value="0.107" calcext:value-type="float">
            <text:p>0.107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0.055" calcext:value-type="float">
            <text:p>0.055</text:p>
          </table:table-cell>
          <table:table-cell office:value-type="float" office:value="0.218" calcext:value-type="float">
            <text:p>0.2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258" calcext:value-type="float">
            <text:p>0.258</text:p>
          </table:table-cell>
          <table:table-cell/>
          <table:table-cell office:value-type="float" office:value="0.182" calcext:value-type="float">
            <text:p>0.182</text:p>
          </table:table-cell>
          <table:table-cell office:value-type="float" office:value="0.09" calcext:value-type="float">
            <text:p>0.0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127" calcext:value-type="float">
            <text:p>0.12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82" calcext:value-type="float">
            <text:p>0.182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35" calcext:value-type="float">
            <text:p>0.1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0.109" calcext:value-type="float">
            <text:p>0.109</text:p>
          </table:table-cell>
          <table:table-cell office:value-type="float" office:value="0.211" calcext:value-type="float">
            <text:p>0.211</text:p>
          </table:table-cell>
          <table:table-cell office:value-type="float" office:value="0.036" calcext:value-type="float">
            <text:p>0.036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float" office:value="0.182" calcext:value-type="float">
            <text:p>0.182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7" calcext:value-type="float">
            <text:p>0.357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0.182" calcext:value-type="float">
            <text:p>0.182</text:p>
          </table:table-cell>
          <table:table-cell office:value-type="float" office:value="0.143" calcext:value-type="float">
            <text:p>0.143</text:p>
          </table:table-cell>
          <table:table-cell office:value-type="float" office:value="0.25" calcext:value-type="float">
            <text:p>0.25</text:p>
          </table:table-cell>
          <table:table-cell office:value-type="float" office:value="0.142" calcext:value-type="float">
            <text:p>0.1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321" calcext:value-type="float">
            <text:p>0.321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071" calcext:value-type="float">
            <text:p>0.071</text:p>
          </table:table-cell>
          <table:table-cell office:value-type="float" office:value="0.197" calcext:value-type="float">
            <text:p>0.197</text:p>
          </table:table-cell>
          <table:table-cell/>
          <table:table-cell office:value-type="float" office:value="0.236" calcext:value-type="float">
            <text:p>0.23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86" calcext:value-type="float">
            <text:p>0.286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273" calcext:value-type="float">
            <text:p>0.27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57" calcext:value-type="float">
            <text:p>0.357</text:p>
          </table:table-cell>
          <table:table-cell office:value-type="float" office:value="0.076" calcext:value-type="float">
            <text:p>0.07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9" calcext:value-type="float">
            <text:p>0.309</text:p>
          </table:table-cell>
          <table:table-cell office:value-type="float" office:value="0.068" calcext:value-type="float">
            <text:p>0.068</text:p>
          </table:table-cell>
          <table:table-cell office:value-type="float" office:value="0.357" calcext:value-type="float">
            <text:p>0.357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364" calcext:value-type="float">
            <text:p>0.364</text:p>
          </table:table-cell>
          <table:table-cell office:value-type="float" office:value="0.083" calcext:value-type="float">
            <text:p>0.083</text:p>
          </table:table-cell>
          <table:table-cell office:value-type="float" office:value="0.25" calcext:value-type="float">
            <text:p>0.25</text:p>
          </table:table-cell>
          <table:table-cell office:value-type="float" office:value="0.091" calcext:value-type="float">
            <text:p>0.091</text:p>
          </table:table-cell>
          <table:table-cell/>
          <table:table-cell office:value-type="float" office:value="0.182" calcext:value-type="float">
            <text:p>0.1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321" calcext:value-type="float">
            <text:p>0.321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364" calcext:value-type="float">
            <text:p>0.364</text:p>
          </table:table-cell>
          <table:table-cell office:value-type="float" office:value="0.06" calcext:value-type="float">
            <text:p>0.06</text:p>
          </table:table-cell>
          <table:table-cell office:value-type="float" office:value="0.357" calcext:value-type="float">
            <text:p>0.357</text:p>
          </table:table-cell>
          <table:table-cell office:value-type="float" office:value="0.061" calcext:value-type="float">
            <text:p>0.06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8" calcext:value-type="float">
            <text:p>0.418</text:p>
          </table:table-cell>
          <table:table-cell office:value-type="float" office:value="0.068" calcext:value-type="float">
            <text:p>0.068</text:p>
          </table:table-cell>
          <table:table-cell office:value-type="float" office:value="0.464" calcext:value-type="float">
            <text:p>0.464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564" calcext:value-type="float">
            <text:p>0.564</text:p>
          </table:table-cell>
          <table:table-cell office:value-type="float" office:value="0.023" calcext:value-type="float">
            <text:p>0.023</text:p>
          </table:table-cell>
          <table:table-cell office:value-type="float" office:value="0.536" calcext:value-type="float">
            <text:p>0.53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83" calcext:value-type="float">
            <text:p>0.083</text:p>
          </table:table-cell>
          <table:table-cell office:value-type="float" office:value="0.429" calcext:value-type="float">
            <text:p>0.429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364" calcext:value-type="float">
            <text:p>0.3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536" calcext:value-type="float">
            <text:p>0.536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" calcext:value-type="float">
            <text:p>0.545</text:p>
          </table:table-cell>
          <table:table-cell office:value-type="float" office:value="0.053" calcext:value-type="float">
            <text:p>0.053</text:p>
          </table:table-cell>
          <table:table-cell office:value-type="float" office:value="0.536" calcext:value-type="float">
            <text:p>0.536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709" calcext:value-type="float">
            <text:p>0.7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571" calcext:value-type="float">
            <text:p>0.57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273" calcext:value-type="float">
            <text:p>0.273</text:p>
          </table:table-cell>
          <table:table-cell office:value-type="float" office:value="0.075" calcext:value-type="float">
            <text:p>0.075</text:p>
          </table:table-cell>
          <table:table-cell office:value-type="float" office:value="0.321" calcext:value-type="float">
            <text:p>0.32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418" calcext:value-type="float">
            <text:p>0.418</text:p>
          </table:table-cell>
          <table:table-cell office:value-type="float" office:value="0.06" calcext:value-type="float">
            <text:p>0.06</text:p>
          </table:table-cell>
          <table:table-cell office:value-type="float" office:value="0.536" calcext:value-type="float">
            <text:p>0.536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4" calcext:value-type="float">
            <text:p>0.564</text:p>
          </table:table-cell>
          <table:table-cell office:value-type="float" office:value="0.03" calcext:value-type="float">
            <text:p>0.03</text:p>
          </table:table-cell>
          <table:table-cell office:value-type="float" office:value="0.571" calcext:value-type="float">
            <text:p>0.571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.782" calcext:value-type="float">
            <text:p>0.782</text:p>
          </table:table-cell>
          <table:table-cell office:value-type="float" office:value="0.015" calcext:value-type="float">
            <text:p>0.015</text:p>
          </table:table-cell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18" calcext:value-type="float">
            <text:p>0.218</text:p>
          </table:table-cell>
          <table:table-cell office:value-type="float" office:value="0.098" calcext:value-type="float">
            <text:p>0.098</text:p>
          </table:table-cell>
          <table:table-cell office:value-type="float" office:value="0.464" calcext:value-type="float">
            <text:p>0.464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473" calcext:value-type="float">
            <text:p>0.473</text:p>
          </table:table-cell>
          <table:table-cell office:value-type="float" office:value="0.053" calcext:value-type="float">
            <text:p>0.053</text:p>
          </table:table-cell>
          <table:table-cell office:value-type="float" office:value="0.536" calcext:value-type="float">
            <text:p>0.536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6" calcext:value-type="float">
            <text:p>0.636</text:p>
          </table:table-cell>
          <table:table-cell office:value-type="float" office:value="0.038" calcext:value-type="float">
            <text:p>0.038</text:p>
          </table:table-cell>
          <table:table-cell office:value-type="float" office:value="0.643" calcext:value-type="float">
            <text:p>0.643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909" calcext:value-type="float">
            <text:p>0.909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98" calcext:value-type="float">
            <text:p>0.098</text:p>
          </table:table-cell>
          <table:table-cell office:value-type="float" office:value="0.429" calcext:value-type="float">
            <text:p>0.429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float" office:value="0.509" calcext:value-type="float">
            <text:p>0.509</text:p>
          </table:table-cell>
          <table:table-cell office:value-type="float" office:value="0.038" calcext:value-type="float">
            <text:p>0.038</text:p>
          </table:table-cell>
          <table:table-cell office:value-type="float" office:value="0.571" calcext:value-type="float">
            <text:p>0.571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3" calcext:value-type="float">
            <text:p>0.673</text:p>
          </table:table-cell>
          <table:table-cell office:value-type="float" office:value="0.015" calcext:value-type="float">
            <text:p>0.015</text:p>
          </table:table-cell>
          <table:table-cell office:value-type="float" office:value="0.643" calcext:value-type="float">
            <text:p>0.6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73" calcext:value-type="float">
            <text:p>0.87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36" calcext:value-type="float">
            <text:p>0.236</text:p>
          </table:table-cell>
          <table:table-cell office:value-type="float" office:value="0.083" calcext:value-type="float">
            <text:p>0.083</text:p>
          </table:table-cell>
          <table:table-cell office:value-type="float" office:value="0.321" calcext:value-type="float">
            <text:p>0.32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527" calcext:value-type="float">
            <text:p>0.527</text:p>
          </table:table-cell>
          <table:table-cell office:value-type="float" office:value="0.038" calcext:value-type="float">
            <text:p>0.038</text:p>
          </table:table-cell>
          <table:table-cell office:value-type="float" office:value="0.571" calcext:value-type="float">
            <text:p>0.571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1" calcext:value-type="float">
            <text:p>0.691</text:p>
          </table:table-cell>
          <table:table-cell office:value-type="float" office:value="0.023" calcext:value-type="float">
            <text:p>0.023</text:p>
          </table:table-cell>
          <table:table-cell office:value-type="float" office:value="0.786" calcext:value-type="float">
            <text:p>0.786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945" calcext:value-type="float">
            <text:p>0.945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36" calcext:value-type="float">
            <text:p>0.23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86" calcext:value-type="float">
            <text:p>0.286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0.038" calcext:value-type="float">
            <text:p>0.038</text:p>
          </table:table-cell>
          <table:table-cell office:value-type="float" office:value="0.571" calcext:value-type="float">
            <text:p>0.571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09" calcext:value-type="float">
            <text:p>0.709</text:p>
          </table:table-cell>
          <table:table-cell office:value-type="float" office:value="0.023" calcext:value-type="float">
            <text:p>0.023</text:p>
          </table:table-cell>
          <table:table-cell office:value-type="float" office:value="0.786" calcext:value-type="float">
            <text:p>0.786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.927" calcext:value-type="float">
            <text:p>0.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98" calcext:value-type="float">
            <text:p>0.09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0.03" calcext:value-type="float">
            <text:p>0.03</text:p>
          </table:table-cell>
          <table:table-cell office:value-type="float" office:value="0.571" calcext:value-type="float">
            <text:p>0.571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82" calcext:value-type="float">
            <text:p>0.78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21" calcext:value-type="float">
            <text:p>0.821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.927" calcext:value-type="float">
            <text:p>0.927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98" calcext:value-type="float">
            <text:p>0.09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582" calcext:value-type="float">
            <text:p>0.582</text:p>
          </table:table-cell>
          <table:table-cell office:value-type="float" office:value="0.023" calcext:value-type="float">
            <text:p>0.023</text:p>
          </table:table-cell>
          <table:table-cell office:value-type="float" office:value="0.571" calcext:value-type="float">
            <text:p>0.571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</table:table>
      <table:table table:name="treesize" table:style-name="ta1">
        <table:shapes>
          <draw:frame draw:z-index="0" draw:style-name="gr1" draw:text-style-name="P1" svg:width="453.51pt" svg:height="255.09pt" svg:x="420.26pt" svg:y="8.11pt">
            <loext:p draw:notify-on-update-of-ranges="treesize.B1:treesize.B1 treesize.B2:treesize.B121 treesize.C1:treesize.C1 treesize.F2:treesize.F121 treesize.D1:treesize.D1 treesize.G2:treesize.G241 treesize.C1:treesize.C1 treesize.F122:treesize.F842 treesize.D1:treesize.D1 treesize.G122:treesize.G842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t/Test</text:p>
          </table:table-cell>
          <table:table-cell office:value-type="string" calcext:value-type="string">
            <text:p>Type-II Cost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AVERAGE([.C2:.C11])" office:value-type="float" office:value="10.8" calcext:value-type="float">
            <text:p>10.8</text:p>
          </table:table-cell>
          <table:table-cell table:formula="of:=AVERAGE([.D2:.D11])"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AVERAGE([.C12:.C21])" office:value-type="float" office:value="11.9" calcext:value-type="float">
            <text:p>11.9</text:p>
          </table:table-cell>
          <table:table-cell table:formula="of:=AVERAGE([.D12:.D21])" office:value-type="float" office:value="22.8" calcext:value-type="float">
            <text:p>22.8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C22:.C31])" office:value-type="float" office:value="9.8" calcext:value-type="float">
            <text:p>9.8</text:p>
          </table:table-cell>
          <table:table-cell table:formula="of:=AVERAGE([.D22:.D31])"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AVERAGE([.C32:.C41])" office:value-type="float" office:value="10.6" calcext:value-type="float">
            <text:p>10.6</text:p>
          </table:table-cell>
          <table:table-cell table:formula="of:=AVERAGE([.D32:.D41])"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AVERAGE([.C42:.C51])" office:value-type="float" office:value="9.4" calcext:value-type="float">
            <text:p>9.4</text:p>
          </table:table-cell>
          <table:table-cell table:formula="of:=AVERAGE([.D42:.D51])"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AVERAGE([.C52:.C61])" office:value-type="float" office:value="9.8" calcext:value-type="float">
            <text:p>9.8</text:p>
          </table:table-cell>
          <table:table-cell table:formula="of:=AVERAGE([.D52:.D61])"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C62:.C71])" office:value-type="float" office:value="9.7" calcext:value-type="float">
            <text:p>9.7</text:p>
          </table:table-cell>
          <table:table-cell table:formula="of:=AVERAGE([.D62:.D71])"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AVERAGE([.C72:.C81])" office:value-type="float" office:value="9.9" calcext:value-type="float">
            <text:p>9.9</text:p>
          </table:table-cell>
          <table:table-cell table:formula="of:=AVERAGE([.D72:.D81])"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AVERAGE([.C82:.C91])" office:value-type="float" office:value="9.3" calcext:value-type="float">
            <text:p>9.3</text:p>
          </table:table-cell>
          <table:table-cell table:formula="of:=AVERAGE([.D82:.D91])"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VERAGE([.C92:.C101])" office:value-type="float" office:value="9.7" calcext:value-type="float">
            <text:p>9.7</text:p>
          </table:table-cell>
          <table:table-cell table:formula="of:=AVERAGE([.D92:.D101])"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AVERAGE([.C102:.C111])" office:value-type="float" office:value="10.4" calcext:value-type="float">
            <text:p>10.4</text:p>
          </table:table-cell>
          <table:table-cell table:formula="of:=AVERAGE([.D102:.D111])"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AVERAGE([.C112:.C121])" office:value-type="float" office:value="9.7" calcext:value-type="float">
            <text:p>9.7</text:p>
          </table:table-cell>
          <table:table-cell table:formula="of:=AVERAGE([.D112:.D121])"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AVERAGE([.C122:.C131])" office:value-type="float" office:value="10.8" calcext:value-type="float">
            <text:p>10.8</text:p>
          </table:table-cell>
          <table:table-cell table:formula="of:=AVERAGE([.D122:.D131])"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AVERAGE([.C132:.C141])" office:value-type="float" office:value="11.9" calcext:value-type="float">
            <text:p>11.9</text:p>
          </table:table-cell>
          <table:table-cell table:formula="of:=AVERAGE([.D132:.D141])" office:value-type="float" office:value="22.8" calcext:value-type="float">
            <text:p>22.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C142:.C151])" office:value-type="float" office:value="9.8" calcext:value-type="float">
            <text:p>9.8</text:p>
          </table:table-cell>
          <table:table-cell table:formula="of:=AVERAGE([.D142:.D151])"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AVERAGE([.C152:.C161])" office:value-type="float" office:value="10.6" calcext:value-type="float">
            <text:p>10.6</text:p>
          </table:table-cell>
          <table:table-cell table:formula="of:=AVERAGE([.D152:.D161])"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AVERAGE([.C162:.C171])" office:value-type="float" office:value="9.4" calcext:value-type="float">
            <text:p>9.4</text:p>
          </table:table-cell>
          <table:table-cell table:formula="of:=AVERAGE([.D162:.D171])"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AVERAGE([.C172:.C181])" office:value-type="float" office:value="9.8" calcext:value-type="float">
            <text:p>9.8</text:p>
          </table:table-cell>
          <table:table-cell table:formula="of:=AVERAGE([.D172:.D181])"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C182:.C191])" office:value-type="float" office:value="9.7" calcext:value-type="float">
            <text:p>9.7</text:p>
          </table:table-cell>
          <table:table-cell table:formula="of:=AVERAGE([.D182:.D191])"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AVERAGE([.C192:.C201])" office:value-type="float" office:value="9.9" calcext:value-type="float">
            <text:p>9.9</text:p>
          </table:table-cell>
          <table:table-cell table:formula="of:=AVERAGE([.D192:.D201])" office:value-type="float" office:value="18.8" calcext:value-type="float">
            <text:p>18.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AVERAGE([.C202:.C211])" office:value-type="float" office:value="9.3" calcext:value-type="float">
            <text:p>9.3</text:p>
          </table:table-cell>
          <table:table-cell table:formula="of:=AVERAGE([.D202:.D211])"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VERAGE([.C212:.C221])" office:value-type="float" office:value="9.7" calcext:value-type="float">
            <text:p>9.7</text:p>
          </table:table-cell>
          <table:table-cell table:formula="of:=AVERAGE([.D212:.D221])"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AVERAGE([.C222:.C231])" office:value-type="float" office:value="10.4" calcext:value-type="float">
            <text:p>10.4</text:p>
          </table:table-cell>
          <table:table-cell table:formula="of:=AVERAGE([.D222:.D231])"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AVERAGE([.C232:.C241])" office:value-type="float" office:value="9.7" calcext:value-type="float">
            <text:p>9.7</text:p>
          </table:table-cell>
          <table:table-cell table:formula="of:=AVERAGE([.D232:.D241])" office:value-type="float" office:value="18.4" calcext:value-type="float">
            <text:p>18.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VERAGE([.C243:.C267])" office:value-type="float" office:value="10.76" calcext:value-type="float">
            <text:p>10.76</text:p>
          </table:table-cell>
          <table:table-cell table:formula="of:=AVERAGE([.D243:.D267])" office:value-type="float" office:value="20.52" calcext:value-type="float">
            <text:p>20.52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AVERAGE([.C268:.C292])" office:value-type="float" office:value="12.24" calcext:value-type="float">
            <text:p>12.24</text:p>
          </table:table-cell>
          <table:table-cell table:formula="of:=AVERAGE([.D268:.D292])" office:value-type="float" office:value="23.48" calcext:value-type="float">
            <text:p>23.48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AVERAGE([.C293:.C317])" office:value-type="float" office:value="10.68" calcext:value-type="float">
            <text:p>10.68</text:p>
          </table:table-cell>
          <table:table-cell table:formula="of:=AVERAGE([.D293:.D317])" office:value-type="float" office:value="20.36" calcext:value-type="float">
            <text:p>20.36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C319:.C343])" office:value-type="float" office:value="11.32" calcext:value-type="float">
            <text:p>11.32</text:p>
          </table:table-cell>
          <table:table-cell table:formula="of:=AVERAGE([.D319:.D343])" office:value-type="float" office:value="21.64" calcext:value-type="float">
            <text:p>21.64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C344:.C368])" office:value-type="float" office:value="10.96" calcext:value-type="float">
            <text:p>10.96</text:p>
          </table:table-cell>
          <table:table-cell table:formula="of:=AVERAGE([.D344:.D368])" office:value-type="float" office:value="20.92" calcext:value-type="float">
            <text:p>20.92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C369:.C393])" office:value-type="float" office:value="10.56" calcext:value-type="float">
            <text:p>10.56</text:p>
          </table:table-cell>
          <table:table-cell table:formula="of:=AVERAGE([.D369:.D393])" office:value-type="float" office:value="20.12" calcext:value-type="float">
            <text:p>20.12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C394:.C418])" office:value-type="float" office:value="10.84" calcext:value-type="float">
            <text:p>10.84</text:p>
          </table:table-cell>
          <table:table-cell table:formula="of:=AVERAGE([.D394:.D418])" office:value-type="float" office:value="20.68" calcext:value-type="float">
            <text:p>20.68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C419:.C443])" office:value-type="float" office:value="10.92" calcext:value-type="float">
            <text:p>10.92</text:p>
          </table:table-cell>
          <table:table-cell table:formula="of:=AVERAGE([.D419:.D443])" office:value-type="float" office:value="20.84" calcext:value-type="float">
            <text:p>20.84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C444:.C468])" office:value-type="float" office:value="10.08" calcext:value-type="float">
            <text:p>10.08</text:p>
          </table:table-cell>
          <table:table-cell table:formula="of:=AVERAGE([.D444:.D468])" office:value-type="float" office:value="19.16" calcext:value-type="float">
            <text:p>19.16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C469:.C493])" office:value-type="float" office:value="11" calcext:value-type="float">
            <text:p>11</text:p>
          </table:table-cell>
          <table:table-cell table:formula="of:=AVERAGE([.D469:.D49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C494:.C518])" office:value-type="float" office:value="10.76" calcext:value-type="float">
            <text:p>10.76</text:p>
          </table:table-cell>
          <table:table-cell table:formula="of:=AVERAGE([.D494:.D518])" office:value-type="float" office:value="20.52" calcext:value-type="float">
            <text:p>20.52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AVERAGE([.C518:.C542])" office:value-type="float" office:value="10.88" calcext:value-type="float">
            <text:p>10.88</text:p>
          </table:table-cell>
          <table:table-cell table:formula="of:=AVERAGE([.D518:.D542])" office:value-type="float" office:value="20.76" calcext:value-type="float">
            <text:p>20.76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25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VERAGE([.C543:.C567])" office:value-type="float" office:value="10.76" calcext:value-type="float">
            <text:p>10.76</text:p>
          </table:table-cell>
          <table:table-cell table:formula="of:=AVERAGE([.D543:.D567])" office:value-type="float" office:value="20.52" calcext:value-type="float">
            <text:p>20.52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AVERAGE([.C568:.C592])" office:value-type="float" office:value="12.24" calcext:value-type="float">
            <text:p>12.24</text:p>
          </table:table-cell>
          <table:table-cell table:formula="of:=AVERAGE([.D568:.D592])" office:value-type="float" office:value="23.48" calcext:value-type="float">
            <text:p>23.4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AVERAGE([.C593:.C617])" office:value-type="float" office:value="10.68" calcext:value-type="float">
            <text:p>10.68</text:p>
          </table:table-cell>
          <table:table-cell table:formula="of:=AVERAGE([.D593:.D617])" office:value-type="float" office:value="20.36" calcext:value-type="float">
            <text:p>20.36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AVERAGE([.C618:.C642])" office:value-type="float" office:value="11.28" calcext:value-type="float">
            <text:p>11.28</text:p>
          </table:table-cell>
          <table:table-cell table:formula="of:=AVERAGE([.D618:.D642])" office:value-type="float" office:value="21.56" calcext:value-type="float">
            <text:p>21.56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C643:.C667])" office:value-type="float" office:value="10.96" calcext:value-type="float">
            <text:p>10.96</text:p>
          </table:table-cell>
          <table:table-cell table:formula="of:=AVERAGE([.D643:.D667])" office:value-type="float" office:value="20.92" calcext:value-type="float">
            <text:p>20.92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AVERAGE([.C668:.C692])" office:value-type="float" office:value="10.56" calcext:value-type="float">
            <text:p>10.56</text:p>
          </table:table-cell>
          <table:table-cell table:formula="of:=AVERAGE([.D668:.D692])" office:value-type="float" office:value="20.12" calcext:value-type="float">
            <text:p>20.12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AVERAGE([.C693:.C717])" office:value-type="float" office:value="10.84" calcext:value-type="float">
            <text:p>10.84</text:p>
          </table:table-cell>
          <table:table-cell table:formula="of:=AVERAGE([.D693:.D717])" office:value-type="float" office:value="20.68" calcext:value-type="float">
            <text:p>20.6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AVERAGE([.C718:.C742])" office:value-type="float" office:value="10.92" calcext:value-type="float">
            <text:p>10.92</text:p>
          </table:table-cell>
          <table:table-cell table:formula="of:=AVERAGE([.D718:.D742])" office:value-type="float" office:value="20.84" calcext:value-type="float">
            <text:p>20.84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AVERAGE([.C743:.C767])" office:value-type="float" office:value="10.08" calcext:value-type="float">
            <text:p>10.08</text:p>
          </table:table-cell>
          <table:table-cell table:formula="of:=AVERAGE([.D743:.D767])" office:value-type="float" office:value="19.16" calcext:value-type="float">
            <text:p>19.16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8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AVERAGE([.C768:.C792])" office:value-type="float" office:value="11" calcext:value-type="float">
            <text:p>11</text:p>
          </table:table-cell>
          <table:table-cell table:formula="of:=AVERAGE([.D768:.D792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9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C793:.C817])" office:value-type="float" office:value="10.76" calcext:value-type="float">
            <text:p>10.76</text:p>
          </table:table-cell>
          <table:table-cell table:formula="of:=AVERAGE([.D793:.D817])" office:value-type="float" office:value="20.52" calcext:value-type="float">
            <text:p>20.52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table:formula="of:=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AVERAGE([.C818:.C842])" office:value-type="float" office:value="10.88" calcext:value-type="float">
            <text:p>10.88</text:p>
          </table:table-cell>
          <table:table-cell table:formula="of:=AVERAGE([.D818:.D842])" office:value-type="float" office:value="20.76" calcext:value-type="float">
            <text:p>20.76</text:p>
          </table:table-cell>
        </table:table-row>
      </table:table>
      <table:named-expressions/>
      <table:database-ranges>
        <table:database-range table:name="__Anonymous_Sheet_DB__1" table:target-range-address="treesize.A243:treesize.D8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4:58:17.526275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7:59:02.452340754</meta:creation-date>
    <dc:date>2017-03-19T18:38:05.249394087</dc:date>
    <meta:editing-duration>PT2H42M</meta:editing-duration>
    <meta:editing-cycles>15</meta:editing-cycles>
    <meta:generator>LibreOffice/5.3.0.3$Linux_X86_64 LibreOffice_project/30m0$Build-3</meta:generator>
    <meta:document-statistic meta:table-count="2" meta:cell-count="3975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304cm" svg:y="0.315cm" chart:style-name="ch2">
          <text:p>Cost Sensitive with Bagging and J48</text:p>
        </chart:title>
        <chart:subtitle svg:x="5.878cm" svg:y="1.249cm" chart:style-name="ch3">
          <text:p> (Fit data) 10 - Iterations</text:p>
        </chart:subtitle>
        <chart:legend chart:legend-position="end" svg:x="13.093cm" svg:y="4.008cm" style:legend-expansion="high" chart:style-name="ch4"/>
        <chart:plot-area chart:style-name="ch5" table:cell-range-address="'FP Rate with varied Cost'.A2:'FP Rate with varied Cost'.C14" chart:data-source-has-labels="both" svg:x="1.278cm" svg:y="2.084cm" svg:width="11.496cm" svg:height="5.813cm">
          <chartooo:coordinate-region svg:x="2.005cm" svg:y="2.257cm" svg:width="10.582cm" svg:height="5.046cm"/>
          <chart:axis chart:dimension="x" chart:name="primary-x" chart:style-name="ch6" chartooo:axis-type="auto">
            <chartooo:date-scale/>
            <chart:title svg:x="6.109cm" svg:y="8.077cm" chart:style-name="ch7">
              <text:p>Type-II Cost</text:p>
            </chart:title>
            <chart:categories table:cell-range-address="'FP Rate with varied Cost'.A3:'FP Rate with varied Cost'.A14"/>
          </chart:axis>
          <chart:axis chart:dimension="y" chart:name="primary-y" chart:style-name="ch6">
            <chart:title svg:x="0.451cm" svg:y="6.026cm" chart:style-name="ch8">
              <text:p>FP Error Rate</text:p>
            </chart:title>
            <chart:grid chart:style-name="ch9" chart:class="major"/>
          </chart:axis>
          <chart:series chart:style-name="ch10" chart:values-cell-range-address="'FP Rate with varied Cost'.B3:'FP Rate with varied Cost'.B14" chart:label-cell-address="'FP Rate with varied Cost'.B2:'FP Rate with varied Cost'.B2" chart:class="chart:line">
            <chart:data-point chart:repeated="12"/>
          </chart:series>
          <chart:series chart:style-name="ch11" chart:values-cell-range-address="'FP Rate with varied Cost'.C3:'FP Rate with varied Cost'.C14" chart:label-cell-address="'FP Rate with varied Cost'.C2:'FP Rate with varied Cost'.C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B2:'FP Rate with varied Cost'.B2</svg:desc>
                </draw:g>
              </table:table-cell>
              <table:table-cell office:value-type="string">
                <text:p>Type-II err</text:p>
                <draw:g>
                  <svg:desc>'FP Rate with varied Cost'.C2:'FP Rate with varied Cost'.C2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3:'FP Rate with varied Cost'.A14</svg:desc>
                </draw:g>
              </table:table-cell>
              <table:table-cell office:value-type="float" office:value="0.109">
                <text:p>0.109</text:p>
                <draw:g>
                  <svg:desc>'FP Rate with varied Cost'.B3:'FP Rate with varied Cost'.B14</svg:desc>
                </draw:g>
              </table:table-cell>
              <table:table-cell office:value-type="float" office:value="0.158">
                <text:p>0.158</text:p>
                <draw:g>
                  <svg:desc>'FP Rate with varied Cost'.C3:'FP Rate with varied Cost'.C1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82">
                <text:p>0.182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1">
                <text:p>0.29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91">
                <text:p>0.49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45">
                <text:p>0.54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18">
                <text:p>0.618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36">
                <text:p>0.63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09">
                <text:p>0.70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91">
                <text:p>0.691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09">
                <text:p>0.709</text:p>
              </table:table-cell>
              <table:table-cell office:value-type="float" office:value="0.023">
                <text:p>0.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304cm" svg:y="0.315cm" chart:style-name="ch2">
          <text:p>Cost Sensitive with Bagging and J48</text:p>
        </chart:title>
        <chart:subtitle svg:x="5.746cm" svg:y="1.249cm" chart:style-name="ch3">
          <text:p>(Test Data) 25 - iterations</text:p>
        </chart:subtitle>
        <chart:legend chart:legend-position="end" svg:x="13.199cm" svg:y="4.007cm" style:legend-expansion="high" chart:style-name="ch4"/>
        <chart:plot-area chart:style-name="ch5" table:cell-range-address="'FP Rate with varied Cost'.A17:'FP Rate with varied Cost'.A28 'FP Rate with varied Cost'.D16:'FP Rate with varied Cost'.E28" chart:data-source-has-labels="both" svg:x="1.278cm" svg:y="2.084cm" svg:width="11.602cm" svg:height="5.812cm">
          <chartooo:coordinate-region svg:x="2.005cm" svg:y="2.257cm" svg:width="10.688cm" svg:height="5.045cm"/>
          <chart:axis chart:dimension="x" chart:name="primary-x" chart:style-name="ch6" chartooo:axis-type="auto">
            <chartooo:date-scale/>
            <chart:title svg:x="6.162cm" svg:y="8.076cm" chart:style-name="ch7">
              <text:p>Type-II Cost</text:p>
            </chart:title>
            <chart:categories table:cell-range-address="'FP Rate with varied Cost'.A17:'FP Rate with varied Cost'.A28"/>
            <chart:grid chart:style-name="ch8" chart:class="major"/>
          </chart:axis>
          <chart:axis chart:dimension="y" chart:name="primary-y" chart:style-name="ch6">
            <chart:title svg:x="0.451cm" svg:y="5.629cm" chart:style-name="ch9">
              <text:p>FP Rate</text:p>
            </chart:title>
            <chart:grid chart:style-name="ch8" chart:class="major"/>
          </chart:axis>
          <chart:series chart:style-name="ch10" chart:values-cell-range-address="'FP Rate with varied Cost'.D17:'FP Rate with varied Cost'.D28" chart:label-cell-address="'FP Rate with varied Cost'.D16:'FP Rate with varied Cost'.D16" chart:class="chart:line">
            <chart:data-point chart:repeated="12"/>
          </chart:series>
          <chart:series chart:style-name="ch11" chart:values-cell-range-address="'FP Rate with varied Cost'.E17:'FP Rate with varied Cost'.E28" chart:label-cell-address="'FP Rate with varied Cost'.E16:'FP Rate with varied Cost'.E16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D16:'FP Rate with varied Cost'.D16</svg:desc>
                </draw:g>
              </table:table-cell>
              <table:table-cell office:value-type="string">
                <text:p>Type-II</text:p>
                <draw:g>
                  <svg:desc>'FP Rate with varied Cost'.E16:'FP Rate with varied Cost'.E16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17:'FP Rate with varied Cost'.A28</svg:desc>
                </draw:g>
              </table:table-cell>
              <table:table-cell office:value-type="float" office:value="0.107">
                <text:p>0.107</text:p>
                <draw:g>
                  <svg:desc>'FP Rate with varied Cost'.D17:'FP Rate with varied Cost'.D28</svg:desc>
                </draw:g>
              </table:table-cell>
              <table:table-cell office:value-type="float" office:value="0.182">
                <text:p>0.182</text:p>
                <draw:g>
                  <svg:desc>'FP Rate with varied Cost'.E17:'FP Rate with varied Cost'.E2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14">
                <text:p>0.21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1">
                <text:p>0.32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57">
                <text:p>0.357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64">
                <text:p>0.46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36">
                <text:p>0.536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71">
                <text:p>0.57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43">
                <text:p>0.6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43">
                <text:p>0.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86">
                <text:p>0.7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86">
                <text:p>0.78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21">
                <text:p>0.821</text:p>
              </table:table-cell>
              <table:table-cell office:value-type="float" office:value="0.015">
                <text:p>0.0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3.1cm" svg:y="0.315cm" chart:style-name="ch2">
          <text:p>Cost Sensitive with Bagging and Decision Stump</text:p>
        </chart:title>
        <chart:subtitle svg:x="5.944cm" svg:y="1.249cm" chart:style-name="ch3">
          <text:p>(Fit data) 25 - iterations</text:p>
        </chart:subtitle>
        <chart:legend chart:legend-position="end" svg:x="13.2cm" svg:y="4.007cm" style:legend-expansion="high" chart:style-name="ch4"/>
        <chart:plot-area chart:style-name="ch5" table:cell-range-address="'FP Rate with varied Cost'.A17:'FP Rate with varied Cost'.A28 'FP Rate with varied Cost'.G16:'FP Rate with varied Cost'.H28" chart:data-source-has-labels="both" svg:x="1.278cm" svg:y="2.084cm" svg:width="11.603cm" svg:height="5.812cm">
          <chartooo:coordinate-region svg:x="2.005cm" svg:y="2.257cm" svg:width="10.689cm" svg:height="5.045cm"/>
          <chart:axis chart:dimension="x" chart:name="primary-x" chart:style-name="ch6" chartooo:axis-type="auto">
            <chartooo:date-scale/>
            <chart:title svg:x="6.082cm" svg:y="8.076cm" chart:style-name="ch7">
              <text:p>Type - II Cost</text:p>
            </chart:title>
            <chart:categories table:cell-range-address="'FP Rate with varied Cost'.A17:'FP Rate with varied Cost'.A28"/>
          </chart:axis>
          <chart:axis chart:dimension="y" chart:name="primary-y" chart:style-name="ch6">
            <chart:title svg:x="0.451cm" svg:y="5.629cm" chart:style-name="ch8">
              <text:p>FP Rate</text:p>
            </chart:title>
            <chart:grid chart:style-name="ch9" chart:class="major"/>
          </chart:axis>
          <chart:series chart:style-name="ch10" chart:values-cell-range-address="'FP Rate with varied Cost'.G17:'FP Rate with varied Cost'.G28" chart:label-cell-address="'FP Rate with varied Cost'.G16:'FP Rate with varied Cost'.G16" chart:class="chart:line">
            <chart:data-point chart:repeated="12"/>
          </chart:series>
          <chart:series chart:style-name="ch11" chart:values-cell-range-address="'FP Rate with varied Cost'.H17:'FP Rate with varied Cost'.H28" chart:label-cell-address="'FP Rate with varied Cost'.H16:'FP Rate with varied Cost'.H16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G16:'FP Rate with varied Cost'.G16</svg:desc>
                </draw:g>
              </table:table-cell>
              <table:table-cell office:value-type="string">
                <text:p>Type-II</text:p>
                <draw:g>
                  <svg:desc>'FP Rate with varied Cost'.H16:'FP Rate with varied Cost'.H16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17:'FP Rate with varied Cost'.A28</svg:desc>
                </draw:g>
              </table:table-cell>
              <table:table-cell office:value-type="float" office:value="0.055">
                <text:p>0.055</text:p>
                <draw:g>
                  <svg:desc>'FP Rate with varied Cost'.G17:'FP Rate with varied Cost'.G28</svg:desc>
                </draw:g>
              </table:table-cell>
              <table:table-cell office:value-type="float" office:value="0.218">
                <text:p>0.218</text:p>
                <draw:g>
                  <svg:desc>'FP Rate with varied Cost'.H17:'FP Rate with varied Cost'.H2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09">
                <text:p>0.109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64">
                <text:p>0.164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4">
                <text:p>0.364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64">
                <text:p>0.56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09">
                <text:p>0.70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82">
                <text:p>0.78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09">
                <text:p>0.90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73">
                <text:p>0.87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5">
                <text:p>0.94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27">
                <text:p>0.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7">
                <text:p>0.927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3.1cm" svg:y="0.315cm" chart:style-name="ch2">
          <text:p>Cost Sensitive with Bagging and Decision Stump</text:p>
        </chart:title>
        <chart:subtitle svg:x="6.222cm" svg:y="1.248cm" chart:style-name="ch3">
          <text:p>(Test
 data) 25 - iterations</text:p>
        </chart:subtitle>
        <chart:legend chart:legend-position="end" svg:x="13.2cm" svg:y="4.007cm" style:legend-expansion="high" chart:style-name="ch4"/>
        <chart:plot-area chart:style-name="ch5" table:cell-range-address="'FP Rate with varied Cost'.A17:'FP Rate with varied Cost'.A28 'FP Rate with varied Cost'.I16:'FP Rate with varied Cost'.J28" chart:data-source-has-labels="both" svg:x="1.278cm" svg:y="2.507cm" svg:width="11.603cm" svg:height="5.389cm">
          <chartooo:coordinate-region svg:x="2.005cm" svg:y="2.681cm" svg:width="10.689cm" svg:height="4.621cm"/>
          <chart:axis chart:dimension="x" chart:name="primary-x" chart:style-name="ch6" chartooo:axis-type="auto">
            <chartooo:date-scale/>
            <chart:title svg:x="6.082cm" svg:y="8.076cm" chart:style-name="ch7">
              <text:p>Type - II Cost</text:p>
            </chart:title>
            <chart:categories table:cell-range-address="'FP Rate with varied Cost'.A17:'FP Rate with varied Cost'.A28"/>
          </chart:axis>
          <chart:axis chart:dimension="y" chart:name="primary-y" chart:style-name="ch6">
            <chart:title svg:x="0.451cm" svg:y="5.84cm" chart:style-name="ch8">
              <text:p>FP Rate</text:p>
            </chart:title>
            <chart:grid chart:style-name="ch9" chart:class="major"/>
          </chart:axis>
          <chart:series chart:style-name="ch10" chart:values-cell-range-address="'FP Rate with varied Cost'.I17:'FP Rate with varied Cost'.I28" chart:label-cell-address="'FP Rate with varied Cost'.I16:'FP Rate with varied Cost'.I16" chart:class="chart:line">
            <chart:data-point chart:repeated="12"/>
          </chart:series>
          <chart:series chart:style-name="ch11" chart:values-cell-range-address="'FP Rate with varied Cost'.J17:'FP Rate with varied Cost'.J28" chart:label-cell-address="'FP Rate with varied Cost'.J16:'FP Rate with varied Cost'.J16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I16:'FP Rate with varied Cost'.I16</svg:desc>
                </draw:g>
              </table:table-cell>
              <table:table-cell office:value-type="string">
                <text:p>Type-II</text:p>
                <draw:g>
                  <svg:desc>'FP Rate with varied Cost'.J16:'FP Rate with varied Cost'.J16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17:'FP Rate with varied Cost'.A28</svg:desc>
                </draw:g>
              </table:table-cell>
              <table:table-cell office:value-type="float" office:value="0.036">
                <text:p>0.036</text:p>
                <draw:g>
                  <svg:desc>'FP Rate with varied Cost'.I17:'FP Rate with varied Cost'.I28</svg:desc>
                </draw:g>
              </table:table-cell>
              <table:table-cell office:value-type="float" office:value="0.258">
                <text:p>0.258</text:p>
                <draw:g>
                  <svg:desc>'FP Rate with varied Cost'.J17:'FP Rate with varied Cost'.J2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36">
                <text:p>0.036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71">
                <text:p>0.071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6">
                <text:p>0.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1">
                <text:p>0.5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79">
                <text:p>0.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881cm" svg:y="0.315cm" chart:style-name="ch2">
          <text:p>Cost Sensitive with AdaboostM1 and J48</text:p>
        </chart:title>
        <chart:subtitle svg:x="5.931cm" svg:y="1.249cm" chart:style-name="ch3">
          <text:p>(Fit data) 25 - Iterations</text:p>
        </chart:subtitle>
        <chart:legend chart:legend-position="end" svg:x="13.093cm" svg:y="4.007cm" style:legend-expansion="high" chart:style-name="ch4"/>
        <chart:plot-area chart:style-name="ch5" table:cell-range-address="'FP Rate with varied Cost'.A17:'FP Rate with varied Cost'.A28 'FP Rate with varied Cost'.L16:'FP Rate with varied Cost'.M28" chart:data-source-has-labels="both" svg:x="1.278cm" svg:y="2.084cm" svg:width="11.496cm" svg:height="5.812cm">
          <chartooo:coordinate-region svg:x="2.19cm" svg:y="2.258cm" svg:width="10.397cm" svg:height="5.044cm"/>
          <chart:axis chart:dimension="x" chart:name="primary-x" chart:style-name="ch6" chartooo:axis-type="auto">
            <chartooo:date-scale/>
            <chart:title svg:x="6.109cm" svg:y="8.076cm" chart:style-name="ch7">
              <text:p>Type-II Cost</text:p>
            </chart:title>
            <chart:categories table:cell-range-address="'FP Rate with varied Cost'.A17:'FP Rate with varied Cost'.A28"/>
          </chart:axis>
          <chart:axis chart:dimension="y" chart:name="primary-y" chart:style-name="ch6">
            <chart:title svg:x="0.451cm" svg:y="5.629cm" chart:style-name="ch8">
              <text:p>FP Rate</text:p>
            </chart:title>
            <chart:grid chart:style-name="ch9" chart:class="major"/>
          </chart:axis>
          <chart:series chart:style-name="ch10" chart:values-cell-range-address="'FP Rate with varied Cost'.L17:'FP Rate with varied Cost'.L28" chart:label-cell-address="'FP Rate with varied Cost'.L16:'FP Rate with varied Cost'.L16" chart:class="chart:line">
            <chart:data-point chart:repeated="12"/>
          </chart:series>
          <chart:series chart:style-name="ch11" chart:values-cell-range-address="'FP Rate with varied Cost'.M17:'FP Rate with varied Cost'.M28" chart:label-cell-address="'FP Rate with varied Cost'.M16:'FP Rate with varied Cost'.M16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L16:'FP Rate with varied Cost'.L16</svg:desc>
                </draw:g>
              </table:table-cell>
              <table:table-cell office:value-type="string">
                <text:p>Type-II err</text:p>
                <draw:g>
                  <svg:desc>'FP Rate with varied Cost'.M16:'FP Rate with varied Cost'.M16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17:'FP Rate with varied Cost'.A28</svg:desc>
                </draw:g>
              </table:table-cell>
              <table:table-cell office:value-type="float" office:value="0.182">
                <text:p>0.182</text:p>
                <draw:g>
                  <svg:desc>'FP Rate with varied Cost'.L17:'FP Rate with varied Cost'.L28</svg:desc>
                </draw:g>
              </table:table-cell>
              <table:table-cell office:value-type="float" office:value="0.09">
                <text:p>0.09</text:p>
                <draw:g>
                  <svg:desc>'FP Rate with varied Cost'.M17:'FP Rate with varied Cost'.M2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82">
                <text:p>0.182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36">
                <text:p>0.236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2">
                <text:p>0.182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3">
                <text:p>0.27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18">
                <text:p>0.21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6">
                <text:p>0.236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6">
                <text:p>0.236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5">
                <text:p>0.25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5">
                <text:p>0.255</text:p>
              </table:table-cell>
              <table:table-cell office:value-type="float" office:value="0.098">
                <text:p>0.0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881cm" svg:y="0.315cm" chart:style-name="ch2">
          <text:p>Cost Sensitive with AdaboostM1 and J48</text:p>
        </chart:title>
        <chart:subtitle svg:x="5.772cm" svg:y="1.249cm" chart:style-name="ch3">
          <text:p>(Test data) 25 - Iterations</text:p>
        </chart:subtitle>
        <chart:legend chart:legend-position="end" svg:x="13.199cm" svg:y="4.007cm" style:legend-expansion="high" chart:style-name="ch4"/>
        <chart:plot-area chart:style-name="ch5" table:cell-range-address="'FP Rate with varied Cost'.A17:'FP Rate with varied Cost'.A28 'FP Rate with varied Cost'.N16:'FP Rate with varied Cost'.O28" chart:data-source-has-labels="both" svg:x="1.278cm" svg:y="2.084cm" svg:width="11.602cm" svg:height="5.812cm">
          <chartooo:coordinate-region svg:x="2.19cm" svg:y="2.257cm" svg:width="10.504cm" svg:height="5.045cm"/>
          <chart:axis chart:dimension="x" chart:name="primary-x" chart:style-name="ch6" chartooo:axis-type="auto">
            <chartooo:date-scale/>
            <chart:title svg:x="6.162cm" svg:y="8.076cm" chart:style-name="ch7">
              <text:p>Type-II Cost</text:p>
            </chart:title>
            <chart:categories table:cell-range-address="'FP Rate with varied Cost'.A17:'FP Rate with varied Cost'.A28"/>
          </chart:axis>
          <chart:axis chart:dimension="y" chart:name="primary-y" chart:style-name="ch6">
            <chart:title svg:x="0.451cm" svg:y="5.629cm" chart:style-name="ch8">
              <text:p>FP Rate</text:p>
            </chart:title>
            <chart:grid chart:style-name="ch9" chart:class="major"/>
          </chart:axis>
          <chart:series chart:style-name="ch10" chart:values-cell-range-address="'FP Rate with varied Cost'.N17:'FP Rate with varied Cost'.N28" chart:label-cell-address="'FP Rate with varied Cost'.N16:'FP Rate with varied Cost'.N16" chart:class="chart:line">
            <chart:data-point chart:repeated="12"/>
          </chart:series>
          <chart:series chart:style-name="ch11" chart:values-cell-range-address="'FP Rate with varied Cost'.O17:'FP Rate with varied Cost'.O28" chart:label-cell-address="'FP Rate with varied Cost'.O16:'FP Rate with varied Cost'.O16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N16:'FP Rate with varied Cost'.N16</svg:desc>
                </draw:g>
              </table:table-cell>
              <table:table-cell office:value-type="string">
                <text:p>Type-II</text:p>
                <draw:g>
                  <svg:desc>'FP Rate with varied Cost'.O16:'FP Rate with varied Cost'.O16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17:'FP Rate with varied Cost'.A28</svg:desc>
                </draw:g>
              </table:table-cell>
              <table:table-cell office:value-type="float" office:value="0.321">
                <text:p>0.321</text:p>
                <draw:g>
                  <svg:desc>'FP Rate with varied Cost'.N17:'FP Rate with varied Cost'.N28</svg:desc>
                </draw:g>
              </table:table-cell>
              <table:table-cell office:value-type="float" office:value="0.061">
                <text:p>0.061</text:p>
                <draw:g>
                  <svg:desc>'FP Rate with varied Cost'.O17:'FP Rate with varied Cost'.O2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357">
                <text:p>0.35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86">
                <text:p>0.286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1">
                <text:p>0.32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29">
                <text:p>0.429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21">
                <text:p>0.32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64">
                <text:p>0.46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29">
                <text:p>0.429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21">
                <text:p>0.32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6">
                <text:p>0.286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21">
                <text:p>0.32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21">
                <text:p>0.321</text:p>
              </table:table-cell>
              <table:table-cell office:value-type="float" office:value="0.061">
                <text:p>0.0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677cm" svg:y="0.315cm" chart:style-name="ch2">
          <text:p>Cost Sensitive with AdaboostM1 and Decision Stump</text:p>
        </chart:title>
        <chart:subtitle svg:x="5.984cm" svg:y="1.249cm" chart:style-name="ch3">
          <text:p>(Fit data) 25- Iterations</text:p>
        </chart:subtitle>
        <chart:legend chart:legend-position="end" svg:x="13.199cm" svg:y="4.008cm" style:legend-expansion="high" chart:style-name="ch4"/>
        <chart:plot-area chart:style-name="ch5" table:cell-range-address="'FP Rate with varied Cost'.A17:'FP Rate with varied Cost'.A28 'FP Rate with varied Cost'.Q16:'FP Rate with varied Cost'.R28" chart:data-source-has-labels="both" svg:x="1.278cm" svg:y="2.084cm" svg:width="11.602cm" svg:height="5.813cm">
          <chartooo:coordinate-region svg:x="2.005cm" svg:y="2.258cm" svg:width="10.688cm" svg:height="5.045cm"/>
          <chart:axis chart:dimension="x" chart:name="primary-x" chart:style-name="ch6" chartooo:axis-type="auto">
            <chartooo:date-scale/>
            <chart:title svg:x="6.082cm" svg:y="8.077cm" chart:style-name="ch7">
              <text:p>Type - II Cost</text:p>
            </chart:title>
            <chart:categories table:cell-range-address="'FP Rate with varied Cost'.A17:'FP Rate with varied Cost'.A28"/>
          </chart:axis>
          <chart:axis chart:dimension="y" chart:name="primary-y" chart:style-name="ch6">
            <chart:title svg:x="0.451cm" svg:y="5.629cm" chart:style-name="ch8">
              <text:p>FP Rate</text:p>
            </chart:title>
            <chart:grid chart:style-name="ch9" chart:class="major"/>
          </chart:axis>
          <chart:series chart:style-name="ch10" chart:values-cell-range-address="'FP Rate with varied Cost'.Q17:'FP Rate with varied Cost'.Q28" chart:label-cell-address="'FP Rate with varied Cost'.Q16:'FP Rate with varied Cost'.Q16" chart:class="chart:line">
            <chart:data-point chart:repeated="12"/>
          </chart:series>
          <chart:series chart:style-name="ch11" chart:values-cell-range-address="'FP Rate with varied Cost'.R17:'FP Rate with varied Cost'.R28" chart:label-cell-address="'FP Rate with varied Cost'.R16:'FP Rate with varied Cost'.R16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Q16:'FP Rate with varied Cost'.Q16</svg:desc>
                </draw:g>
              </table:table-cell>
              <table:table-cell office:value-type="string">
                <text:p>Type-II</text:p>
                <draw:g>
                  <svg:desc>'FP Rate with varied Cost'.R16:'FP Rate with varied Cost'.R16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17:'FP Rate with varied Cost'.A28</svg:desc>
                </draw:g>
              </table:table-cell>
              <table:table-cell office:value-type="float" office:value="0.127">
                <text:p>0.127</text:p>
                <draw:g>
                  <svg:desc>'FP Rate with varied Cost'.Q17:'FP Rate with varied Cost'.Q28</svg:desc>
                </draw:g>
              </table:table-cell>
              <table:table-cell office:value-type="float" office:value="0.188">
                <text:p>0.188</text:p>
                <draw:g>
                  <svg:desc>'FP Rate with varied Cost'.R17:'FP Rate with varied Cost'.R2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82">
                <text:p>0.182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73">
                <text:p>0.273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4">
                <text:p>0.36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64">
                <text:p>0.364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18">
                <text:p>0.41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73">
                <text:p>0.473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09">
                <text:p>0.50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27">
                <text:p>0.52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45">
                <text:p>0.54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45">
                <text:p>0.5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82">
                <text:p>0.582</text:p>
              </table:table-cell>
              <table:table-cell office:value-type="float" office:value="0.023">
                <text:p>0.02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677cm" svg:y="0.315cm" chart:style-name="ch2">
          <text:p>Cost Sensitive with AdaboostM1 and Decision Stump</text:p>
        </chart:title>
        <chart:subtitle svg:x="5.825cm" svg:y="1.249cm" chart:style-name="ch3">
          <text:p>(Test data) 25- Iterations</text:p>
        </chart:subtitle>
        <chart:legend chart:legend-position="end" svg:x="13.199cm" svg:y="4.008cm" style:legend-expansion="high" chart:style-name="ch4"/>
        <chart:plot-area chart:style-name="ch5" table:cell-range-address="'FP Rate with varied Cost'.A17:'FP Rate with varied Cost'.A28 'FP Rate with varied Cost'.S16:'FP Rate with varied Cost'.T28" chart:data-source-has-labels="both" svg:x="1.278cm" svg:y="2.084cm" svg:width="11.602cm" svg:height="5.813cm">
          <chartooo:coordinate-region svg:x="2.005cm" svg:y="2.258cm" svg:width="10.688cm" svg:height="5.045cm"/>
          <chart:axis chart:dimension="x" chart:name="primary-x" chart:style-name="ch6" chartooo:axis-type="auto">
            <chartooo:date-scale/>
            <chart:title svg:x="6.082cm" svg:y="8.077cm" chart:style-name="ch7">
              <text:p>Type - II Cost</text:p>
            </chart:title>
            <chart:categories table:cell-range-address="'FP Rate with varied Cost'.A17:'FP Rate with varied Cost'.A28"/>
          </chart:axis>
          <chart:axis chart:dimension="y" chart:name="primary-y" chart:style-name="ch6">
            <chart:title svg:x="0.451cm" svg:y="5.629cm" chart:style-name="ch8">
              <text:p>FP Rate</text:p>
            </chart:title>
            <chart:grid chart:style-name="ch9" chart:class="major"/>
          </chart:axis>
          <chart:series chart:style-name="ch10" chart:values-cell-range-address="'FP Rate with varied Cost'.S17:'FP Rate with varied Cost'.S28" chart:label-cell-address="'FP Rate with varied Cost'.S16:'FP Rate with varied Cost'.S16" chart:class="chart:line">
            <chart:data-point chart:repeated="12"/>
          </chart:series>
          <chart:series chart:style-name="ch11" chart:values-cell-range-address="'FP Rate with varied Cost'.T17:'FP Rate with varied Cost'.T28" chart:label-cell-address="'FP Rate with varied Cost'.T16:'FP Rate with varied Cost'.T16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S16:'FP Rate with varied Cost'.S16</svg:desc>
                </draw:g>
              </table:table-cell>
              <table:table-cell office:value-type="string">
                <text:p>Type-II</text:p>
                <draw:g>
                  <svg:desc>'FP Rate with varied Cost'.T16:'FP Rate with varied Cost'.T16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17:'FP Rate with varied Cost'.A28</svg:desc>
                </draw:g>
              </table:table-cell>
              <table:table-cell office:value-type="float" office:value="0.143">
                <text:p>0.143</text:p>
                <draw:g>
                  <svg:desc>'FP Rate with varied Cost'.S17:'FP Rate with varied Cost'.S28</svg:desc>
                </draw:g>
              </table:table-cell>
              <table:table-cell office:value-type="float" office:value="0.182">
                <text:p>0.182</text:p>
                <draw:g>
                  <svg:desc>'FP Rate with varied Cost'.T17:'FP Rate with varied Cost'.T2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57">
                <text:p>0.357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57">
                <text:p>0.357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6">
                <text:p>0.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36">
                <text:p>0.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36">
                <text:p>0.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71">
                <text:p>0.5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71">
                <text:p>0.5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71">
                <text:p>0.5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71">
                <text:p>0.5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1">
                <text:p>0.571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521cm" svg:y="0.315cm" chart:style-name="ch2">
          <text:p>Cost Sensitive with J48 </text:p>
        </chart:title>
        <chart:subtitle svg:x="6.063cm" svg:y="1.249cm" chart:style-name="ch3">
          <text:p>(Fit data) 10 iterations</text:p>
        </chart:subtitle>
        <chart:legend chart:legend-position="end" svg:x="12.379cm" svg:y="4.007cm" style:legend-expansion="high" chart:style-name="ch4"/>
        <chart:plot-area chart:style-name="ch5" table:cell-range-address="'FP Rate with varied Cost'.A3:'FP Rate with varied Cost'.A14 'FP Rate with varied Cost'.V2:'FP Rate with varied Cost'.W14" chart:data-source-has-labels="both" svg:x="1.278cm" svg:y="2.084cm" svg:width="10.782cm" svg:height="5.812cm">
          <chartooo:coordinate-region svg:x="2.005cm" svg:y="2.257cm" svg:width="9.868cm" svg:height="5.045cm"/>
          <chart:axis chart:dimension="x" chart:name="primary-x" chart:style-name="ch6" chartooo:axis-type="auto">
            <chartooo:date-scale/>
            <chart:title svg:x="5.752cm" svg:y="8.076cm" chart:style-name="ch7">
              <text:p>Type-II Cost</text:p>
            </chart:title>
            <chart:categories table:cell-range-address="'FP Rate with varied Cost'.A3:'FP Rate with varied Cost'.A14"/>
          </chart:axis>
          <chart:axis chart:dimension="y" chart:name="primary-y" chart:style-name="ch6">
            <chart:title svg:x="0.451cm" svg:y="6.026cm" chart:style-name="ch8">
              <text:p>FP Error Rate</text:p>
            </chart:title>
            <chart:grid chart:style-name="ch9" chart:class="major"/>
          </chart:axis>
          <chart:series chart:style-name="ch10" chart:values-cell-range-address="'FP Rate with varied Cost'.V3:'FP Rate with varied Cost'.V14" chart:label-cell-address="'FP Rate with varied Cost'.V2:'FP Rate with varied Cost'.V2" chart:class="chart:line">
            <chart:data-point chart:repeated="12"/>
          </chart:series>
          <chart:series chart:style-name="ch11" chart:values-cell-range-address="'FP Rate with varied Cost'.W3:'FP Rate with varied Cost'.W14" chart:label-cell-address="'FP Rate with varied Cost'.W2:'FP Rate with varied Cost'.W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FP rate</text:p>
                <draw:g>
                  <svg:desc>'FP Rate with varied Cost'.V2:'FP Rate with varied Cost'.V2</svg:desc>
                </draw:g>
              </table:table-cell>
              <table:table-cell office:value-type="string">
                <text:p>Type-II FP rate</text:p>
                <draw:g>
                  <svg:desc>'FP Rate with varied Cost'.W2:'FP Rate with varied Cost'.W2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3:'FP Rate with varied Cost'.A14</svg:desc>
                </draw:g>
              </table:table-cell>
              <table:table-cell office:value-type="float" office:value="0.109">
                <text:p>0.109</text:p>
                <draw:g>
                  <svg:desc>'FP Rate with varied Cost'.V3:'FP Rate with varied Cost'.V14</svg:desc>
                </draw:g>
              </table:table-cell>
              <table:table-cell office:value-type="float" office:value="0.203">
                <text:p>0.203</text:p>
                <draw:g>
                  <svg:desc>'FP Rate with varied Cost'.W3:'FP Rate with varied Cost'.W1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09">
                <text:p>0.109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18">
                <text:p>0.418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73">
                <text:p>0.47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64">
                <text:p>0.5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64">
                <text:p>0.5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64">
                <text:p>0.5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64">
                <text:p>0.5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45">
                <text:p>0.5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45">
                <text:p>0.5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91">
                <text:p>0.691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521cm" svg:y="0.315cm" chart:style-name="ch2">
          <text:p>Cost Sensitive with J48 </text:p>
        </chart:title>
        <chart:subtitle svg:x="5.905cm" svg:y="1.249cm" chart:style-name="ch3">
          <text:p>(Test data) 10 iterations</text:p>
        </chart:subtitle>
        <chart:legend chart:legend-position="end" svg:x="12.379cm" svg:y="4.007cm" style:legend-expansion="high" chart:style-name="ch4"/>
        <chart:plot-area chart:style-name="ch5" table:cell-range-address="'FP Rate with varied Cost'.A3:'FP Rate with varied Cost'.A14 'FP Rate with varied Cost'.X2:'FP Rate with varied Cost'.Y14" chart:data-source-has-labels="both" svg:x="1.278cm" svg:y="2.084cm" svg:width="10.782cm" svg:height="5.812cm">
          <chartooo:coordinate-region svg:x="2.005cm" svg:y="2.257cm" svg:width="9.868cm" svg:height="5.045cm"/>
          <chart:axis chart:dimension="x" chart:name="primary-x" chart:style-name="ch6" chartooo:axis-type="auto">
            <chartooo:date-scale/>
            <chart:title svg:x="5.752cm" svg:y="8.076cm" chart:style-name="ch7">
              <text:p>Type-II Cost</text:p>
            </chart:title>
            <chart:categories table:cell-range-address="'FP Rate with varied Cost'.A3:'FP Rate with varied Cost'.A14"/>
          </chart:axis>
          <chart:axis chart:dimension="y" chart:name="primary-y" chart:style-name="ch6">
            <chart:title svg:x="0.451cm" svg:y="6.026cm" chart:style-name="ch8">
              <text:p>FP Error Rate</text:p>
            </chart:title>
            <chart:grid chart:style-name="ch9" chart:class="major"/>
          </chart:axis>
          <chart:series chart:style-name="ch10" chart:values-cell-range-address="'FP Rate with varied Cost'.X3:'FP Rate with varied Cost'.X14" chart:label-cell-address="'FP Rate with varied Cost'.X2:'FP Rate with varied Cost'.X2" chart:class="chart:line">
            <chart:data-point chart:repeated="12"/>
          </chart:series>
          <chart:series chart:style-name="ch11" chart:values-cell-range-address="'FP Rate with varied Cost'.Y3:'FP Rate with varied Cost'.Y14" chart:label-cell-address="'FP Rate with varied Cost'.Y2:'FP Rate with varied Cost'.Y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FP rate</text:p>
                <draw:g>
                  <svg:desc>'FP Rate with varied Cost'.X2:'FP Rate with varied Cost'.X2</svg:desc>
                </draw:g>
              </table:table-cell>
              <table:table-cell office:value-type="string">
                <text:p>Type-II FP rate</text:p>
                <draw:g>
                  <svg:desc>'FP Rate with varied Cost'.Y2:'FP Rate with varied Cost'.Y2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3:'FP Rate with varied Cost'.A14</svg:desc>
                </draw:g>
              </table:table-cell>
              <table:table-cell office:value-type="float" office:value="0.036">
                <text:p>0.036</text:p>
                <draw:g>
                  <svg:desc>'FP Rate with varied Cost'.X3:'FP Rate with varied Cost'.X14</svg:desc>
                </draw:g>
              </table:table-cell>
              <table:table-cell office:value-type="float" office:value="0.288">
                <text:p>0.288</text:p>
                <draw:g>
                  <svg:desc>'FP Rate with varied Cost'.Y3:'FP Rate with varied Cost'.Y1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86">
                <text:p>0.286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1">
                <text:p>0.32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6">
                <text:p>0.28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79">
                <text:p>0.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79">
                <text:p>0.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86">
                <text:p>0.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86">
                <text:p>0.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86">
                <text:p>0.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86">
                <text:p>0.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86">
                <text:p>0.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86">
                <text:p>0.78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82cm" svg:y="0.315cm" chart:style-name="ch2">
          <text:p>Cost Sensitive with AdaboostM1 and J48</text:p>
        </chart:title>
        <chart:subtitle svg:x="7.255cm" svg:y="1.249cm" chart:style-name="ch3">
          <text:p>Fit Data</text:p>
        </chart:subtitle>
        <chart:legend chart:legend-position="end" svg:x="13.545cm" svg:y="3.56cm" style:legend-expansion="high" chart:style-name="ch4"/>
        <chart:plot-area chart:style-name="ch5" table:cell-range-address="treesize.B1:treesize.B121 treesize.C1:treesize.D1 treesize.F2:treesize.G842" chart:data-source-has-labels="both" svg:x="1.279cm" svg:y="2.084cm" svg:width="11.946cm" svg:height="5.807cm">
          <chartooo:coordinate-region svg:x="1.9cm" svg:y="2.084cm" svg:width="11.325cm" svg:height="4.673cm"/>
          <chart:axis chart:dimension="x" chart:name="primary-x" chart:style-name="ch6" chartooo:axis-type="auto">
            <chartooo:date-scale/>
            <chart:title svg:x="6.375cm" svg:y="8.071cm" chart:style-name="ch7">
              <text:p>Type-II cost</text:p>
            </chart:title>
            <chart:categories table:cell-range-address="treesize.B2:treesize.B121"/>
          </chart:axis>
          <chart:axis chart:dimension="y" chart:name="primary-y" chart:style-name="ch6">
            <chart:title svg:x="0.451cm" svg:y="5.481cm" chart:style-name="ch8">
              <text:p>Count</text:p>
            </chart:title>
            <chart:grid chart:style-name="ch9" chart:class="major"/>
          </chart:axis>
          <chart:series chart:style-name="ch10" chart:values-cell-range-address="treesize.F2:treesize.F121" chart:label-cell-address="treesize.C1:treesize.C1" chart:class="chart:line">
            <chart:data-point chart:repeated="120"/>
          </chart:series>
          <chart:series chart:style-name="ch11" chart:values-cell-range-address="treesize.G2:treesize.G241" chart:label-cell-address="treesize.D1:treesize.D1" chart:class="chart:line">
            <chart:data-point chart:repeated="240"/>
          </chart:series>
          <chart:series chart:style-name="ch12" chart:values-cell-range-address="treesize.F122:treesize.F842" chart:label-cell-address="treesize.C1:treesize.C1" chart:class="chart:line">
            <chart:data-point chart:repeated="721"/>
          </chart:series>
          <chart:series chart:style-name="ch13" chart:values-cell-range-address="treesize.G122:treesize.G842" chart:label-cell-address="treesize.D1:treesize.D1" chart:class="chart:line">
            <chart:data-point chart:repeated="7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aves</text:p>
                <draw:g>
                  <svg:desc>treesize.C1:treesize.C1</svg:desc>
                </draw:g>
              </table:table-cell>
              <table:table-cell office:value-type="string">
                <text:p>Size</text:p>
                <draw:g>
                  <svg:desc>treesize.D1:treesize.D1</svg:desc>
                </draw:g>
              </table:table-cell>
              <table:table-cell office:value-type="string">
                <text:p>Leaves</text:p>
                <draw:g>
                  <svg:desc>treesize.C1:treesize.C1</svg:desc>
                </draw:g>
              </table:table-cell>
              <table:table-cell office:value-type="string">
                <text:p>Size</text:p>
                <draw:g>
                  <svg:desc>treesize.D1:treesize.D1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treesize.B2:treesize.B121</svg:desc>
                </draw:g>
              </table:table-cell>
              <table:table-cell office:value-type="float" office:value="NaN">
                <text:p>NaN</text:p>
                <draw:g>
                  <svg:desc>treesize.F2:treesize.F121</svg:desc>
                </draw:g>
              </table:table-cell>
              <table:table-cell office:value-type="float" office:value="NaN">
                <text:p>NaN</text:p>
                <draw:g>
                  <svg:desc>treesize.G2:treesize.G241</svg:desc>
                </draw:g>
              </table:table-cell>
              <table:table-cell office:value-type="float" office:value="NaN">
                <text:p>NaN</text:p>
                <draw:g>
                  <svg:desc>treesize.F122:treesize.F842</svg:desc>
                </draw:g>
              </table:table-cell>
              <table:table-cell office:value-type="float" office:value="NaN">
                <text:p>NaN</text:p>
                <draw:g>
                  <svg:desc>treesize.G122:treesize.G842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0.8">
                <text:p>10.8</text:p>
              </table:table-cell>
              <table:table-cell office:value-type="float" office:value="20.6">
                <text:p>20.6</text:p>
              </table:table-cell>
              <table:table-cell office:value-type="float" office:value="10.8">
                <text:p>10.8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1.9">
                <text:p>11.9</text:p>
              </table:table-cell>
              <table:table-cell office:value-type="float" office:value="22.8">
                <text:p>22.8</text:p>
              </table:table-cell>
              <table:table-cell office:value-type="float" office:value="11.9">
                <text:p>11.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8">
                <text:p>9.8</text:p>
              </table:table-cell>
              <table:table-cell office:value-type="float" office:value="18.6">
                <text:p>18.6</text:p>
              </table:table-cell>
              <table:table-cell office:value-type="float" office:value="9.8">
                <text:p>9.8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6">
                <text:p>10.6</text:p>
              </table:table-cell>
              <table:table-cell office:value-type="float" office:value="20.2">
                <text:p>20.2</text:p>
              </table:table-cell>
              <table:table-cell office:value-type="float" office:value="10.6">
                <text:p>10.6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4">
                <text:p>9.4</text:p>
              </table:table-cell>
              <table:table-cell office:value-type="float" office:value="17.8">
                <text:p>17.8</text:p>
              </table:table-cell>
              <table:table-cell office:value-type="float" office:value="9.4">
                <text:p>9.4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8">
                <text:p>9.8</text:p>
              </table:table-cell>
              <table:table-cell office:value-type="float" office:value="18.6">
                <text:p>18.6</text:p>
              </table:table-cell>
              <table:table-cell office:value-type="float" office:value="9.8">
                <text:p>9.8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18.4">
                <text:p>18.4</text:p>
              </table:table-cell>
              <table:table-cell office:value-type="float" office:value="9.7">
                <text:p>9.7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9">
                <text:p>9.9</text:p>
              </table:table-cell>
              <table:table-cell office:value-type="float" office:value="18.8">
                <text:p>18.8</text:p>
              </table:table-cell>
              <table:table-cell office:value-type="float" office:value="9.9">
                <text:p>9.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3">
                <text:p>9.3</text:p>
              </table:table-cell>
              <table:table-cell office:value-type="float" office:value="17.6">
                <text:p>17.6</text:p>
              </table:table-cell>
              <table:table-cell office:value-type="float" office:value="9.3">
                <text:p>9.3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7">
                <text:p>9.7</text:p>
              </table:table-cell>
              <table:table-cell office:value-type="float" office:value="18.4">
                <text:p>18.4</text:p>
              </table:table-cell>
              <table:table-cell office:value-type="float" office:value="9.7">
                <text:p>9.7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9.8">
                <text:p>19.8</text:p>
              </table:table-cell>
              <table:table-cell office:value-type="float" office:value="10.4">
                <text:p>10.4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7">
                <text:p>9.7</text:p>
              </table:table-cell>
              <table:table-cell office:value-type="float" office:value="18.4">
                <text:p>18.4</text:p>
              </table:table-cell>
              <table:table-cell office:value-type="float" office:value="9.7">
                <text:p>9.7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6">
                <text:p>10.76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4">
                <text:p>12.24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">
                <text:p>1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8">
                <text:p>10.68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">
                <text:p>1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2">
                <text:p>11.32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">
                <text:p>1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6">
                <text:p>10.96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6">
                <text:p>10.56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4">
                <text:p>10.84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2">
                <text:p>10.92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8">
                <text:p>10.08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6">
                <text:p>10.76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20.76">
                <text:p>2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6">
                <text:p>10.76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4">
                <text:p>12.24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8">
                <text:p>10.68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8">
                <text:p>11.28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6">
                <text:p>10.96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6">
                <text:p>10.56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4">
                <text:p>10.84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2">
                <text:p>10.92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8">
                <text:p>10.08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6">
                <text:p>10.76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8">
                <text:p>10.88</text:p>
              </table:table-cell>
              <table:table-cell office:value-type="float" office:value="20.76">
                <text:p>20.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304cm" svg:y="0.315cm" chart:style-name="ch2">
          <text:p>Cost Sensitive with Bagging and J48</text:p>
        </chart:title>
        <chart:subtitle svg:x="5.772cm" svg:y="1.249cm" chart:style-name="ch3">
          <text:p>(Test data) 10 - Iterations</text:p>
        </chart:subtitle>
        <chart:legend chart:legend-position="end" svg:x="13.199cm" svg:y="4.008cm" style:legend-expansion="high" chart:style-name="ch4"/>
        <chart:plot-area chart:style-name="ch5" table:cell-range-address="'FP Rate with varied Cost'.A3:'FP Rate with varied Cost'.A14 'FP Rate with varied Cost'.D2:'FP Rate with varied Cost'.E14" chart:data-source-has-labels="both" svg:x="1.278cm" svg:y="2.084cm" svg:width="11.602cm" svg:height="5.813cm">
          <chartooo:coordinate-region svg:x="2.005cm" svg:y="2.257cm" svg:width="10.688cm" svg:height="5.046cm"/>
          <chart:axis chart:dimension="x" chart:name="primary-x" chart:style-name="ch6" chartooo:axis-type="auto">
            <chartooo:date-scale/>
            <chart:title svg:x="6.162cm" svg:y="8.077cm" chart:style-name="ch7">
              <text:p>Type-II Cost</text:p>
            </chart:title>
            <chart:categories table:cell-range-address="'FP Rate with varied Cost'.A3:'FP Rate with varied Cost'.A14"/>
          </chart:axis>
          <chart:axis chart:dimension="y" chart:name="primary-y" chart:style-name="ch6">
            <chart:title svg:x="0.451cm" svg:y="6.026cm" chart:style-name="ch8">
              <text:p>FP Error Rate</text:p>
            </chart:title>
            <chart:grid chart:style-name="ch9" chart:class="major"/>
          </chart:axis>
          <chart:series chart:style-name="ch10" chart:values-cell-range-address="'FP Rate with varied Cost'.D3:'FP Rate with varied Cost'.D14" chart:label-cell-address="'FP Rate with varied Cost'.D2:'FP Rate with varied Cost'.D2" chart:class="chart:line">
            <chart:data-point chart:repeated="12"/>
          </chart:series>
          <chart:series chart:style-name="ch11" chart:values-cell-range-address="'FP Rate with varied Cost'.E3:'FP Rate with varied Cost'.E14" chart:label-cell-address="'FP Rate with varied Cost'.E2:'FP Rate with varied Cost'.E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D2:'FP Rate with varied Cost'.D2</svg:desc>
                </draw:g>
              </table:table-cell>
              <table:table-cell office:value-type="string">
                <text:p>Type-II</text:p>
                <draw:g>
                  <svg:desc>'FP Rate with varied Cost'.E2:'FP Rate with varied Cost'.E2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3:'FP Rate with varied Cost'.A14</svg:desc>
                </draw:g>
              </table:table-cell>
              <table:table-cell office:value-type="float" office:value="0.143">
                <text:p>0.143</text:p>
                <draw:g>
                  <svg:desc>'FP Rate with varied Cost'.D3:'FP Rate with varied Cost'.D14</svg:desc>
                </draw:g>
              </table:table-cell>
              <table:table-cell office:value-type="float" office:value="0.182">
                <text:p>0.182</text:p>
                <draw:g>
                  <svg:desc>'FP Rate with varied Cost'.E3:'FP Rate with varied Cost'.E1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79">
                <text:p>0.17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14">
                <text:p>0.21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1">
                <text:p>0.32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64">
                <text:p>0.464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36">
                <text:p>0.53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71">
                <text:p>0.5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14">
                <text:p>0.7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9">
                <text:p>0.67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01cm" svg:y="0.315cm" chart:style-name="ch2">
          <text:p>Cost Sensitive with Bagging and Decision Stump</text:p>
        </chart:title>
        <chart:subtitle svg:x="6.051cm" svg:y="1.249cm" chart:style-name="ch3">
          <text:p>(Fit data) 10 Iterations</text:p>
        </chart:subtitle>
        <chart:legend chart:legend-position="end" svg:x="13.201cm" svg:y="4.005cm" style:legend-expansion="high" chart:style-name="ch4"/>
        <chart:plot-area chart:style-name="ch5" table:cell-range-address="'FP Rate with varied Cost'.A3:'FP Rate with varied Cost'.A14 'FP Rate with varied Cost'.G2:'FP Rate with varied Cost'.H14" chart:data-source-has-labels="both" svg:x="1.279cm" svg:y="2.084cm" svg:width="11.602cm" svg:height="5.807cm">
          <chartooo:coordinate-region svg:x="2.006cm" svg:y="2.257cm" svg:width="10.688cm" svg:height="5.04cm"/>
          <chart:axis chart:dimension="x" chart:name="primary-x" chart:style-name="ch6" chartooo:axis-type="auto">
            <chartooo:date-scale/>
            <chart:title svg:x="6.203cm" svg:y="8.071cm" chart:style-name="ch7">
              <text:p>Type-II cost</text:p>
            </chart:title>
            <chart:categories table:cell-range-address="'FP Rate with varied Cost'.A3:'FP Rate with varied Cost'.A14"/>
          </chart:axis>
          <chart:axis chart:dimension="y" chart:name="primary-y" chart:style-name="ch6">
            <chart:title svg:x="0.451cm" svg:y="6.023cm" chart:style-name="ch8">
              <text:p>FP Error Rate</text:p>
            </chart:title>
            <chart:grid chart:style-name="ch9" chart:class="major"/>
          </chart:axis>
          <chart:series chart:style-name="ch10" chart:values-cell-range-address="'FP Rate with varied Cost'.G3:'FP Rate with varied Cost'.G14" chart:label-cell-address="'FP Rate with varied Cost'.G2:'FP Rate with varied Cost'.G2" chart:class="chart:line">
            <chart:data-point chart:repeated="12"/>
          </chart:series>
          <chart:series chart:style-name="ch11" chart:values-cell-range-address="'FP Rate with varied Cost'.H3:'FP Rate with varied Cost'.H14" chart:label-cell-address="'FP Rate with varied Cost'.H2:'FP Rate with varied Cost'.H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G2:'FP Rate with varied Cost'.G2</svg:desc>
                </draw:g>
              </table:table-cell>
              <table:table-cell office:value-type="string">
                <text:p>Type-II</text:p>
                <draw:g>
                  <svg:desc>'FP Rate with varied Cost'.H2:'FP Rate with varied Cost'.H2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3:'FP Rate with varied Cost'.A14</svg:desc>
                </draw:g>
              </table:table-cell>
              <table:table-cell office:value-type="float" office:value="0.055">
                <text:p>0.055</text:p>
                <draw:g>
                  <svg:desc>'FP Rate with varied Cost'.G3:'FP Rate with varied Cost'.G14</svg:desc>
                </draw:g>
              </table:table-cell>
              <table:table-cell office:value-type="float" office:value="0.226">
                <text:p>0.226</text:p>
                <draw:g>
                  <svg:desc>'FP Rate with varied Cost'.H3:'FP Rate with varied Cost'.H1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91">
                <text:p>0.091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45">
                <text:p>0.145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82">
                <text:p>0.382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73">
                <text:p>0.47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09">
                <text:p>0.70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27">
                <text:p>0.72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55">
                <text:p>0.85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18">
                <text:p>0.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36">
                <text:p>0.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36">
                <text:p>0.8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1cm" svg:y="0.315cm" chart:style-name="ch2">
          <text:p>Cost Sensitive with Bagging and Decision Stump</text:p>
        </chart:title>
        <chart:subtitle svg:x="5.733cm" svg:y="1.249cm" chart:style-name="ch3">
          <text:p>(Test Data) 10 - Iterations</text:p>
        </chart:subtitle>
        <chart:legend chart:legend-position="end" svg:x="13.199cm" svg:y="4.007cm" style:legend-expansion="high" chart:style-name="ch4"/>
        <chart:plot-area chart:style-name="ch5" table:cell-range-address="'FP Rate with varied Cost'.A3:'FP Rate with varied Cost'.A14 'FP Rate with varied Cost'.I2:'FP Rate with varied Cost'.J14" chart:data-source-has-labels="both" svg:x="1.278cm" svg:y="2.084cm" svg:width="11.602cm" svg:height="5.812cm">
          <chartooo:coordinate-region svg:x="2.005cm" svg:y="2.258cm" svg:width="10.688cm" svg:height="5.044cm"/>
          <chart:axis chart:dimension="x" chart:name="primary-x" chart:style-name="ch6" chartooo:axis-type="auto">
            <chartooo:date-scale/>
            <chart:title svg:x="6.175cm" svg:y="8.076cm" chart:style-name="ch7">
              <text:p>Type II Cost</text:p>
            </chart:title>
            <chart:categories table:cell-range-address="'FP Rate with varied Cost'.A3:'FP Rate with varied Cost'.A14"/>
          </chart:axis>
          <chart:axis chart:dimension="y" chart:name="primary-y" chart:style-name="ch6">
            <chart:title svg:x="0.451cm" svg:y="5.629cm" chart:style-name="ch8">
              <text:p>FP Rate</text:p>
            </chart:title>
            <chart:grid chart:style-name="ch9" chart:class="major"/>
          </chart:axis>
          <chart:series chart:style-name="ch10" chart:values-cell-range-address="'FP Rate with varied Cost'.I3:'FP Rate with varied Cost'.I14" chart:label-cell-address="'FP Rate with varied Cost'.I2:'FP Rate with varied Cost'.I2" chart:class="chart:line">
            <chart:data-point chart:repeated="12"/>
          </chart:series>
          <chart:series chart:style-name="ch11" chart:values-cell-range-address="'FP Rate with varied Cost'.J3:'FP Rate with varied Cost'.J14" chart:label-cell-address="'FP Rate with varied Cost'.J2:'FP Rate with varied Cost'.J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I2:'FP Rate with varied Cost'.I2</svg:desc>
                </draw:g>
              </table:table-cell>
              <table:table-cell office:value-type="string">
                <text:p>Type-II</text:p>
                <draw:g>
                  <svg:desc>'FP Rate with varied Cost'.J2:'FP Rate with varied Cost'.J2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3:'FP Rate with varied Cost'.A14</svg:desc>
                </draw:g>
              </table:table-cell>
              <table:table-cell office:value-type="float" office:value="0.036">
                <text:p>0.036</text:p>
                <draw:g>
                  <svg:desc>'FP Rate with varied Cost'.I3:'FP Rate with varied Cost'.I14</svg:desc>
                </draw:g>
              </table:table-cell>
              <table:table-cell office:value-type="float" office:value="0.238">
                <text:p>0.238</text:p>
                <draw:g>
                  <svg:desc>'FP Rate with varied Cost'.J3:'FP Rate with varied Cost'.J1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71">
                <text:p>0.071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07">
                <text:p>0.107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36">
                <text:p>0.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6">
                <text:p>0.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1">
                <text:p>0.5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71">
                <text:p>0.5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71">
                <text:p>0.5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21">
                <text:p>0.8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3.881cm" svg:y="0.315cm" chart:style-name="ch2">
          <text:p>Cost Sensitive with AdaboostM1 and J48</text:p>
        </chart:title>
        <chart:subtitle svg:x="5.944cm" svg:y="1.249cm" chart:style-name="ch3">
          <text:p>(Fit data) 10 - iterations</text:p>
        </chart:subtitle>
        <chart:legend chart:legend-position="end" svg:x="13.094cm" svg:y="4.007cm" style:legend-expansion="high" chart:style-name="ch4"/>
        <chart:plot-area chart:style-name="ch5" table:cell-range-address="'FP Rate with varied Cost'.A3:'FP Rate with varied Cost'.A14 'FP Rate with varied Cost'.L2:'FP Rate with varied Cost'.M14" chart:data-source-has-labels="both" svg:x="1.278cm" svg:y="2.084cm" svg:width="11.497cm" svg:height="5.812cm">
          <chartooo:coordinate-region svg:x="2.19cm" svg:y="2.258cm" svg:width="10.398cm" svg:height="5.044cm"/>
          <chart:axis chart:dimension="x" chart:name="primary-x" chart:style-name="ch6" chartooo:axis-type="auto">
            <chartooo:date-scale/>
            <chart:title svg:x="6.122cm" svg:y="8.076cm" chart:style-name="ch7">
              <text:p>Type II Cost</text:p>
            </chart:title>
            <chart:categories table:cell-range-address="'FP Rate with varied Cost'.A3:'FP Rate with varied Cost'.A14"/>
          </chart:axis>
          <chart:axis chart:dimension="y" chart:name="primary-y" chart:style-name="ch6">
            <chart:title svg:x="0.451cm" svg:y="5.629cm" chart:style-name="ch8">
              <text:p>FP Rate</text:p>
            </chart:title>
            <chart:grid chart:style-name="ch9" chart:class="major"/>
          </chart:axis>
          <chart:series chart:style-name="ch10" chart:values-cell-range-address="'FP Rate with varied Cost'.L3:'FP Rate with varied Cost'.L14" chart:label-cell-address="'FP Rate with varied Cost'.L2:'FP Rate with varied Cost'.L2" chart:class="chart:line">
            <chart:data-point chart:repeated="12"/>
          </chart:series>
          <chart:series chart:style-name="ch11" chart:values-cell-range-address="'FP Rate with varied Cost'.M3:'FP Rate with varied Cost'.M14" chart:label-cell-address="'FP Rate with varied Cost'.M2:'FP Rate with varied Cost'.M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L2:'FP Rate with varied Cost'.L2</svg:desc>
                </draw:g>
              </table:table-cell>
              <table:table-cell office:value-type="string">
                <text:p>Type-II err</text:p>
                <draw:g>
                  <svg:desc>'FP Rate with varied Cost'.M2:'FP Rate with varied Cost'.M2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3:'FP Rate with varied Cost'.A14</svg:desc>
                </draw:g>
              </table:table-cell>
              <table:table-cell office:value-type="float" office:value="0.273">
                <text:p>0.273</text:p>
                <draw:g>
                  <svg:desc>'FP Rate with varied Cost'.L3:'FP Rate with varied Cost'.L14</svg:desc>
                </draw:g>
              </table:table-cell>
              <table:table-cell office:value-type="float" office:value="0.105">
                <text:p>0.105</text:p>
                <draw:g>
                  <svg:desc>'FP Rate with varied Cost'.M3:'FP Rate with varied Cost'.M1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82">
                <text:p>0.18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91">
                <text:p>0.291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6">
                <text:p>0.2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">
                <text:p>0.236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6">
                <text:p>0.23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6">
                <text:p>0.2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5">
                <text:p>0.25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18">
                <text:p>0.218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8">
                <text:p>0.218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854cm" svg:y="0.315cm" chart:style-name="ch2">
          <text:p>Cost Sensitive with AdaBoostM1 and J48</text:p>
        </chart:title>
        <chart:subtitle svg:x="5.746cm" svg:y="1.249cm" chart:style-name="ch3">
          <text:p>(Test Data) 10 - iterations</text:p>
        </chart:subtitle>
        <chart:legend chart:legend-position="end" svg:x="13.199cm" svg:y="4.007cm" style:legend-expansion="high" chart:style-name="ch4"/>
        <chart:plot-area chart:style-name="ch5" table:cell-range-address="'FP Rate with varied Cost'.A3:'FP Rate with varied Cost'.A14 'FP Rate with varied Cost'.N2:'FP Rate with varied Cost'.O14" chart:data-source-has-labels="both" svg:x="1.278cm" svg:y="2.084cm" svg:width="11.602cm" svg:height="5.812cm">
          <chartooo:coordinate-region svg:x="2.005cm" svg:y="2.258cm" svg:width="10.688cm" svg:height="5.044cm"/>
          <chart:axis chart:dimension="x" chart:name="primary-x" chart:style-name="ch6" chartooo:axis-type="auto">
            <chartooo:date-scale/>
            <chart:title svg:x="6.162cm" svg:y="8.076cm" chart:style-name="ch7">
              <text:p>Type-II Cost</text:p>
            </chart:title>
            <chart:categories table:cell-range-address="'FP Rate with varied Cost'.A3:'FP Rate with varied Cost'.A14"/>
          </chart:axis>
          <chart:axis chart:dimension="y" chart:name="primary-y" chart:style-name="ch6">
            <chart:title svg:x="0.451cm" svg:y="5.629cm" chart:style-name="ch8">
              <text:p>FP Rate</text:p>
            </chart:title>
            <chart:grid chart:style-name="ch9" chart:class="major"/>
          </chart:axis>
          <chart:series chart:style-name="ch10" chart:values-cell-range-address="'FP Rate with varied Cost'.N3:'FP Rate with varied Cost'.N14" chart:label-cell-address="'FP Rate with varied Cost'.N2:'FP Rate with varied Cost'.N2" chart:class="chart:line">
            <chart:data-point chart:repeated="12"/>
          </chart:series>
          <chart:series chart:style-name="ch11" chart:values-cell-range-address="'FP Rate with varied Cost'.O3:'FP Rate with varied Cost'.O14" chart:label-cell-address="'FP Rate with varied Cost'.O2:'FP Rate with varied Cost'.O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N2:'FP Rate with varied Cost'.N2</svg:desc>
                </draw:g>
              </table:table-cell>
              <table:table-cell office:value-type="string">
                <text:p>Type-II</text:p>
                <draw:g>
                  <svg:desc>'FP Rate with varied Cost'.O2:'FP Rate with varied Cost'.O2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3:'FP Rate with varied Cost'.A14</svg:desc>
                </draw:g>
              </table:table-cell>
              <table:table-cell office:value-type="float" office:value="0.393">
                <text:p>0.393</text:p>
                <draw:g>
                  <svg:desc>'FP Rate with varied Cost'.N3:'FP Rate with varied Cost'.N14</svg:desc>
                </draw:g>
              </table:table-cell>
              <table:table-cell office:value-type="float" office:value="0.076">
                <text:p>0.076</text:p>
                <draw:g>
                  <svg:desc>'FP Rate with varied Cost'.O3:'FP Rate with varied Cost'.O1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1">
                <text:p>0.32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4">
                <text:p>0.21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1">
                <text:p>0.32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93">
                <text:p>0.393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93">
                <text:p>0.393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64">
                <text:p>0.464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21">
                <text:p>0.32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57">
                <text:p>0.357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6">
                <text:p>0.286</text:p>
              </table:table-cell>
              <table:table-cell office:value-type="float" office:value="0.076">
                <text:p>0.0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743cm" svg:y="0.315cm" chart:style-name="ch2">
          <text:p>Cost Sensitive with AdaboostM1 and DecisionStump</text:p>
        </chart:title>
        <chart:subtitle svg:x="5.905cm" svg:y="1.249cm" chart:style-name="ch3">
          <text:p>(Fit Data) 10 - iterations</text:p>
        </chart:subtitle>
        <chart:legend chart:legend-position="end" svg:x="13.199cm" svg:y="4.008cm" style:legend-expansion="high" chart:style-name="ch4"/>
        <chart:plot-area chart:style-name="ch5" table:cell-range-address="'FP Rate with varied Cost'.A3:'FP Rate with varied Cost'.A14 'FP Rate with varied Cost'.Q2:'FP Rate with varied Cost'.R14" chart:data-source-has-labels="both" svg:x="1.278cm" svg:y="2.084cm" svg:width="11.602cm" svg:height="5.813cm">
          <chartooo:coordinate-region svg:x="2.005cm" svg:y="2.258cm" svg:width="10.688cm" svg:height="5.045cm"/>
          <chart:axis chart:dimension="x" chart:name="primary-x" chart:style-name="ch6" chartooo:axis-type="auto">
            <chartooo:date-scale/>
            <chart:title svg:x="6.162cm" svg:y="8.077cm" chart:style-name="ch7">
              <text:p>Type-II Cost</text:p>
            </chart:title>
            <chart:categories table:cell-range-address="'FP Rate with varied Cost'.A3:'FP Rate with varied Cost'.A14"/>
          </chart:axis>
          <chart:axis chart:dimension="y" chart:name="primary-y" chart:style-name="ch6">
            <chart:title svg:x="0.451cm" svg:y="5.629cm" chart:style-name="ch8">
              <text:p>FP Rate</text:p>
            </chart:title>
            <chart:grid chart:style-name="ch9" chart:class="major"/>
          </chart:axis>
          <chart:series chart:style-name="ch10" chart:values-cell-range-address="'FP Rate with varied Cost'.Q3:'FP Rate with varied Cost'.Q14" chart:label-cell-address="'FP Rate with varied Cost'.Q2:'FP Rate with varied Cost'.Q2" chart:class="chart:line">
            <chart:data-point chart:repeated="12"/>
          </chart:series>
          <chart:series chart:style-name="ch11" chart:values-cell-range-address="'FP Rate with varied Cost'.R3:'FP Rate with varied Cost'.R14" chart:label-cell-address="'FP Rate with varied Cost'.R2:'FP Rate with varied Cost'.R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Q2:'FP Rate with varied Cost'.Q2</svg:desc>
                </draw:g>
              </table:table-cell>
              <table:table-cell office:value-type="string">
                <text:p>Type-II</text:p>
                <draw:g>
                  <svg:desc>'FP Rate with varied Cost'.R2:'FP Rate with varied Cost'.R2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3:'FP Rate with varied Cost'.A14</svg:desc>
                </draw:g>
              </table:table-cell>
              <table:table-cell office:value-type="float" office:value="0.109">
                <text:p>0.109</text:p>
                <draw:g>
                  <svg:desc>'FP Rate with varied Cost'.Q3:'FP Rate with varied Cost'.Q14</svg:desc>
                </draw:g>
              </table:table-cell>
              <table:table-cell office:value-type="float" office:value="0.211">
                <text:p>0.211</text:p>
                <draw:g>
                  <svg:desc>'FP Rate with varied Cost'.R3:'FP Rate with varied Cost'.R1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64">
                <text:p>0.164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18">
                <text:p>0.218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5">
                <text:p>0.455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18">
                <text:p>0.418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91">
                <text:p>0.49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55">
                <text:p>0.45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55">
                <text:p>0.45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91">
                <text:p>0.49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91">
                <text:p>0.49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91">
                <text:p>0.49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09">
                <text:p>0.509</text:p>
              </table:table-cell>
              <table:table-cell office:value-type="float" office:value="0.105">
                <text:p>0.1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44cm" svg:y="0.315cm" chart:style-name="ch2">
          <text:p>Cost Sensitive with AdaboostM1 and DecisionStump</text:p>
        </chart:title>
        <chart:subtitle svg:x="5.892cm" svg:y="1.249cm" chart:style-name="ch3">
          <text:p>(Test data) 10-iterations</text:p>
        </chart:subtitle>
        <chart:legend chart:legend-position="end" svg:x="13.201cm" svg:y="4.005cm" style:legend-expansion="high" chart:style-name="ch4"/>
        <chart:plot-area chart:style-name="ch5" table:cell-range-address="'FP Rate with varied Cost'.A3:'FP Rate with varied Cost'.A14 'FP Rate with varied Cost'.S2:'FP Rate with varied Cost'.T14" chart:data-source-has-labels="both" svg:x="1.279cm" svg:y="2.084cm" svg:width="11.602cm" svg:height="5.807cm">
          <chartooo:coordinate-region svg:x="2.006cm" svg:y="2.257cm" svg:width="10.688cm" svg:height="5.04cm"/>
          <chart:axis chart:dimension="x" chart:name="primary-x" chart:style-name="ch6" chartooo:axis-type="auto">
            <chartooo:date-scale/>
            <chart:title svg:x="6.163cm" svg:y="8.071cm" chart:style-name="ch7">
              <text:p>Type-II Cost</text:p>
            </chart:title>
            <chart:categories table:cell-range-address="'FP Rate with varied Cost'.A3:'FP Rate with varied Cost'.A14"/>
          </chart:axis>
          <chart:axis chart:dimension="y" chart:name="primary-y" chart:style-name="ch6">
            <chart:title svg:x="0.451cm" svg:y="6.023cm" chart:style-name="ch8">
              <text:p>FP Error Rate</text:p>
            </chart:title>
            <chart:grid chart:style-name="ch9" chart:class="major"/>
          </chart:axis>
          <chart:series chart:style-name="ch10" chart:values-cell-range-address="'FP Rate with varied Cost'.S3:'FP Rate with varied Cost'.S14" chart:label-cell-address="'FP Rate with varied Cost'.S2:'FP Rate with varied Cost'.S2" chart:class="chart:line">
            <chart:data-point chart:repeated="12"/>
          </chart:series>
          <chart:series chart:style-name="ch11" chart:values-cell-range-address="'FP Rate with varied Cost'.T3:'FP Rate with varied Cost'.T14" chart:label-cell-address="'FP Rate with varied Cost'.T2:'FP Rate with varied Cost'.T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S2:'FP Rate with varied Cost'.S2</svg:desc>
                </draw:g>
              </table:table-cell>
              <table:table-cell office:value-type="string">
                <text:p>Type-II</text:p>
                <draw:g>
                  <svg:desc>'FP Rate with varied Cost'.T2:'FP Rate with varied Cost'.T2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3:'FP Rate with varied Cost'.A14</svg:desc>
                </draw:g>
              </table:table-cell>
              <table:table-cell office:value-type="float" office:value="0.071">
                <text:p>0.071</text:p>
                <draw:g>
                  <svg:desc>'FP Rate with varied Cost'.S3:'FP Rate with varied Cost'.S14</svg:desc>
                </draw:g>
              </table:table-cell>
              <table:table-cell office:value-type="float" office:value="0.242">
                <text:p>0.242</text:p>
                <draw:g>
                  <svg:desc>'FP Rate with varied Cost'.T3:'FP Rate with varied Cost'.T1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79">
                <text:p>0.179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14">
                <text:p>0.214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64">
                <text:p>0.4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43">
                <text:p>0.6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79">
                <text:p>0.6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9">
                <text:p>0.6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79">
                <text:p>0.679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304cm" svg:y="0.315cm" chart:style-name="ch2">
          <text:p>Cost Sensitive with Bagging and J48</text:p>
        </chart:title>
        <chart:subtitle svg:x="5.905cm" svg:y="1.249cm" chart:style-name="ch3">
          <text:p>(Fit Data) 25 - iterations</text:p>
        </chart:subtitle>
        <chart:legend chart:legend-position="end" svg:x="13.093cm" svg:y="4.007cm" style:legend-expansion="high" chart:style-name="ch4"/>
        <chart:plot-area chart:style-name="ch5" table:cell-range-address="'FP Rate with varied Cost'.A16:'FP Rate with varied Cost'.C28" chart:data-source-has-labels="both" svg:x="1.278cm" svg:y="2.084cm" svg:width="11.496cm" svg:height="5.812cm">
          <chartooo:coordinate-region svg:x="2.005cm" svg:y="2.257cm" svg:width="10.582cm" svg:height="5.045cm"/>
          <chart:axis chart:dimension="x" chart:name="primary-x" chart:style-name="ch6" chartooo:axis-type="auto">
            <chartooo:date-scale/>
            <chart:title svg:x="6.109cm" svg:y="8.076cm" chart:style-name="ch7">
              <text:p>Type-II Cost</text:p>
            </chart:title>
            <chart:categories table:cell-range-address="'FP Rate with varied Cost'.A17:'FP Rate with varied Cost'.A28"/>
            <chart:grid chart:style-name="ch8" chart:class="major"/>
          </chart:axis>
          <chart:axis chart:dimension="y" chart:name="primary-y" chart:style-name="ch6">
            <chart:title svg:x="0.451cm" svg:y="5.629cm" chart:style-name="ch9">
              <text:p>FP Rate</text:p>
            </chart:title>
            <chart:grid chart:style-name="ch8" chart:class="major"/>
          </chart:axis>
          <chart:series chart:style-name="ch10" chart:values-cell-range-address="'FP Rate with varied Cost'.B17:'FP Rate with varied Cost'.B28" chart:label-cell-address="'FP Rate with varied Cost'.B16:'FP Rate with varied Cost'.B16" chart:class="chart:line">
            <chart:data-point chart:repeated="12"/>
          </chart:series>
          <chart:series chart:style-name="ch11" chart:values-cell-range-address="'FP Rate with varied Cost'.C17:'FP Rate with varied Cost'.C28" chart:label-cell-address="'FP Rate with varied Cost'.C16:'FP Rate with varied Cost'.C16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pe-I err</text:p>
                <draw:g>
                  <svg:desc>'FP Rate with varied Cost'.B16:'FP Rate with varied Cost'.B16</svg:desc>
                </draw:g>
              </table:table-cell>
              <table:table-cell office:value-type="string">
                <text:p>Type-II err</text:p>
                <draw:g>
                  <svg:desc>'FP Rate with varied Cost'.C16:'FP Rate with varied Cost'.C16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'FP Rate with varied Cost'.A17:'FP Rate with varied Cost'.A28</svg:desc>
                </draw:g>
              </table:table-cell>
              <table:table-cell office:value-type="float" office:value="0.073">
                <text:p>0.073</text:p>
                <draw:g>
                  <svg:desc>'FP Rate with varied Cost'.B17:'FP Rate with varied Cost'.B28</svg:desc>
                </draw:g>
              </table:table-cell>
              <table:table-cell office:value-type="float" office:value="0.18">
                <text:p>0.18</text:p>
                <draw:g>
                  <svg:desc>'FP Rate with varied Cost'.C17:'FP Rate with varied Cost'.C2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145">
                <text:p>0.145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09">
                <text:p>0.309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18">
                <text:p>0.418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5">
                <text:p>0.545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64">
                <text:p>0.5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36">
                <text:p>0.63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73">
                <text:p>0.67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1">
                <text:p>0.69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09">
                <text:p>0.70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82">
                <text:p>0.782</text:p>
              </table:table-cell>
              <table:table-cell office:value-type="float" office:value="0.015">
                <text:p>0.0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